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DFAC4C48D4B2CD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Heading_20_2">
      <style:text-properties officeooo:paragraph-rsid="0005f8ef"/>
    </style:style>
    <style:style style:name="P7" style:family="paragraph" style:parent-style-name="Standard">
      <style:text-properties officeooo:paragraph-rsid="0005f8ef"/>
    </style:style>
    <style:style style:name="P8" style:family="paragraph" style:parent-style-name="Standard">
      <style:text-properties fo:font-variant="normal" fo:text-transform="none" fo:font-style="normal" officeooo:rsid="00223058" officeooo:paragraph-rsid="00097b53"/>
    </style:style>
    <style:style style:name="P9" style:family="paragraph" style:parent-style-name="Text_20_body">
      <style:text-properties fo:font-variant="normal" fo:text-transform="none" fo:font-style="normal" officeooo:rsid="00223058" officeooo:paragraph-rsid="00097b53"/>
    </style:style>
    <style:style style:name="P10" style:family="paragraph" style:parent-style-name="Text_20_body">
      <style:text-properties fo:font-variant="normal" fo:text-transform="none" fo:font-style="normal" officeooo:paragraph-rsid="00071500"/>
    </style:style>
    <style:style style:name="P11" style:family="paragraph" style:parent-style-name="Text_20_body">
      <style:text-properties fo:font-variant="normal" fo:text-transform="none" fo:font-style="normal" officeooo:paragraph-rsid="00071500" style:font-style-asian="italic" style:font-style-complex="italic"/>
    </style:style>
    <style:style style:name="P12" style:family="paragraph" style:parent-style-name="Text_20_body">
      <style:text-properties fo:font-variant="normal" fo:text-transform="none" fo:font-style="italic" officeooo:paragraph-rsid="00071500" style:font-style-asian="italic" style:font-style-complex="italic"/>
    </style:style>
    <style:style style:name="P13" style:family="paragraph" style:parent-style-name="Standard">
      <style:text-properties fo:font-variant="normal" fo:text-transform="none" fo:font-style="italic" officeooo:paragraph-rsid="00071500" style:font-style-asian="italic" style:font-style-complex="italic"/>
    </style:style>
    <style:style style:name="P14" style:family="paragraph" style:parent-style-name="Standard">
      <style:text-properties fo:font-variant="normal" fo:text-transform="none" fo:font-style="normal" officeooo:paragraph-rsid="00071500" style:font-style-asian="italic" style:font-style-complex="italic"/>
    </style:style>
    <style:style style:name="P15" style:family="paragraph" style:parent-style-name="Standard" style:list-style-name="L2">
      <style:text-properties fo:font-variant="normal" fo:text-transform="none" fo:font-style="normal" officeooo:paragraph-rsid="00071500" style:font-style-asian="italic" style:font-style-complex="italic"/>
    </style:style>
    <style:style style:name="P16" style:family="paragraph" style:parent-style-name="Standard" style:list-style-name="L2">
      <style:text-properties fo:font-variant="normal" fo:text-transform="none" fo:font-style="normal"/>
    </style:style>
    <style:style style:name="P17" style:family="paragraph" style:parent-style-name="Standard" style:list-style-name="L3">
      <style:text-properties fo:font-variant="normal" fo:text-transform="none" fo:font-style="normal"/>
    </style:style>
    <style:style style:name="P1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9" style:family="paragraph" style:parent-style-name="Header">
      <style:text-properties fo:language="zxx" fo:country="none" style:language-asian="zxx" style:country-asian="none"/>
    </style:style>
    <style:style style:name="P20" style:family="paragraph" style:parent-style-name="Header">
      <style:paragraph-properties style:snap-to-layout-grid="false"/>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2.8437in"/>
        </style:tab-stops>
      </style:paragraph-properties>
    </style:style>
    <style:style style:name="P24" style:family="paragraph" style:parent-style-name="Text_20_body">
      <style:text-properties fo:font-variant="normal" fo:text-transform="none" fo:font-style="normal"/>
    </style:style>
    <style:style style:name="P25" style:family="paragraph" style:parent-style-name="Text_20_body">
      <style:text-properties fo:font-variant="normal" fo:text-transform="none" fo:font-style="normal" style:font-style-asian="italic" style:font-style-complex="italic"/>
    </style:style>
    <style:style style:name="P26" style:family="paragraph" style:parent-style-name="Standard">
      <style:text-properties fo:font-variant="normal" fo:text-transform="none" fo:font-style="normal"/>
    </style:style>
    <style:style style:name="P27" style:family="paragraph" style:parent-style-name="Standard">
      <style:text-properties fo:font-variant="normal" fo:text-transform="none" fo:font-style="normal" officeooo:paragraph-rsid="0005f8ef"/>
    </style:style>
    <style:style style:name="P28" style:family="paragraph" style:parent-style-name="Standard">
      <style:text-properties fo:font-variant="normal" fo:text-transform="none" fo:font-style="normal" officeooo:rsid="00284c3e" officeooo:paragraph-rsid="00071500"/>
    </style:style>
    <style:style style:name="P29" style:family="paragraph" style:parent-style-name="Standard">
      <style:text-properties officeooo:paragraph-rsid="0005f8ef"/>
    </style:style>
    <style:style style:name="P30" style:family="paragraph" style:parent-style-name="Standard">
      <style:text-properties officeooo:rsid="00284c3e" officeooo:paragraph-rsid="00071500"/>
    </style:style>
    <style:style style:name="P31" style:family="paragraph" style:parent-style-name="Standard">
      <style:text-properties officeooo:rsid="002387e8" officeooo:paragraph-rsid="00071500"/>
    </style:style>
    <style:style style:name="P32" style:family="paragraph" style:parent-style-name="Standard">
      <style:text-properties officeooo:rsid="0030fb4a" officeooo:paragraph-rsid="00071500"/>
    </style:style>
    <style:style style:name="P33" style:family="paragraph" style:parent-style-name="Standard">
      <style:text-properties officeooo:rsid="005020be" officeooo:paragraph-rsid="00071500"/>
    </style:style>
    <style:style style:name="P34" style:family="paragraph" style:parent-style-name="Standard">
      <style:text-properties officeooo:paragraph-rsid="00071500"/>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37" style:family="paragraph" style:parent-style-name="Standard">
      <style:paragraph-properties fo:break-before="page"/>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size="10pt" officeooo:paragraph-rsid="0005f8ef" style:font-size-asian="10pt" style:font-size-complex="10pt"/>
    </style:style>
    <style:style style:name="P40" style:family="paragraph" style:parent-style-name="Table_20_Contents">
      <style:paragraph-properties fo:text-align="center" style:justify-single-word="false"/>
      <style:text-properties officeooo:rsid="00208809" officeooo:paragraph-rsid="0005f8ef"/>
    </style:style>
    <style:style style:name="P41" style:family="paragraph" style:parent-style-name="Table_20_Contents">
      <style:text-properties officeooo:paragraph-rsid="0005f8ef"/>
    </style:style>
    <style:style style:name="P42" style:family="paragraph" style:parent-style-name="Table_20_Contents">
      <style:text-properties officeooo:paragraph-rsid="00097b53"/>
    </style:style>
    <style:style style:name="P43" style:family="paragraph" style:parent-style-name="Table_20_Contents">
      <style:text-properties officeooo:rsid="00223058" officeooo:paragraph-rsid="00097b53"/>
    </style:style>
    <style:style style:name="P44" style:family="paragraph" style:parent-style-name="Table_20_Heading">
      <style:text-properties officeooo:paragraph-rsid="0005f8ef"/>
    </style:style>
    <style:style style:name="P45" style:family="paragraph" style:parent-style-name="Table_20_Heading">
      <style:text-properties officeooo:paragraph-rsid="00097b53"/>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ent-style-name="Standard">
      <style:text-properties fo:font-variant="normal" fo:text-transform="none" fo:font-style="normal"/>
    </style:style>
    <style:style style:name="P50" style:family="paragraph" style:parent-style-name="Standard" style:list-style-name="L1">
      <style:text-properties fo:font-variant="normal" fo:text-transform="none" fo:font-style="normal"/>
    </style:style>
    <style:style style:name="P51" style:family="paragraph" style:parent-style-name="Standard" style:list-style-name="L2">
      <style:text-properties fo:font-variant="normal" fo:text-transform="none" fo:font-style="normal" officeooo:paragraph-rsid="00071500" style:font-style-asian="italic" style:font-style-complex="italic"/>
    </style:style>
    <style:style style:name="P52" style:family="paragraph" style:parent-style-name="Standard">
      <style:text-properties fo:font-variant="normal" fo:text-transform="none" fo:font-style="normal" officeooo:paragraph-rsid="00071500" style:font-style-asian="italic" style:font-style-complex="italic"/>
    </style:style>
    <style:style style:name="P53" style:family="paragraph" style:parent-style-name="Standard" style:list-style-name="L3">
      <style:text-properties fo:font-variant="normal" fo:text-transform="none" fo:font-style="normal"/>
    </style:style>
    <style:style style:name="P54" style:family="paragraph" style:parent-style-name="Standard" style:list-style-name="L2">
      <style:text-properties fo:font-variant="normal" fo:text-transform="none" fo:font-style="normal"/>
    </style:style>
    <style:style style:name="P55" style:family="paragraph" style:parent-style-name="Standard">
      <style:text-properties fo:font-variant="normal" fo:text-transform="none" fo:font-style="normal" officeooo:rsid="00223058" officeooo:paragraph-rsid="00097b53"/>
    </style:style>
    <style:style style:name="P56" style:family="paragraph" style:parent-style-name="Standard">
      <style:text-properties fo:font-variant="normal" fo:text-transform="none" fo:font-style="italic" officeooo:paragraph-rsid="00071500" style:font-style-asian="italic" style:font-style-complex="italic"/>
    </style:style>
    <style:style style:name="P57" style:family="paragraph" style:parent-style-name="Standard" style:list-style-name="L5"/>
    <style:style style:name="P58" style:family="paragraph" style:parent-style-name="Standard" style:list-style-name="L6"/>
    <style:style style:name="P59" style:family="paragraph" style:parent-style-name="Standard" style:list-style-name="L7">
      <style:text-properties officeooo:rsid="002387e8" officeooo:paragraph-rsid="00071500"/>
    </style:style>
    <style:style style:name="P60" style:family="paragraph" style:parent-style-name="Standard" style:list-style-name="L7">
      <style:text-properties officeooo:rsid="00492545" officeooo:paragraph-rsid="00071500"/>
    </style:style>
    <style:style style:name="P61" style:family="paragraph" style:parent-style-name="Standard" style:list-style-name="L7">
      <style:text-properties officeooo:rsid="002ea5e6" officeooo:paragraph-rsid="00071500"/>
    </style:style>
    <style:style style:name="P62" style:family="paragraph" style:parent-style-name="Standard" style:list-style-name="L8">
      <style:text-properties officeooo:paragraph-rsid="00071500"/>
    </style:style>
    <style:style style:name="P63" style:family="paragraph" style:parent-style-name="Standard">
      <style:text-properties officeooo:paragraph-rsid="0005f8ef"/>
    </style:style>
    <style:style style:name="P64" style:family="paragraph" style:parent-style-name="Heading_20_2">
      <style:text-properties officeooo:rsid="0038cfa8" officeooo:paragraph-rsid="0005f8ef"/>
    </style:style>
    <style:style style:name="P65" style:family="paragraph" style:parent-style-name="Heading_20_2">
      <style:text-properties officeooo:paragraph-rsid="0005f8ef"/>
    </style:style>
    <style:style style:name="P66" style:family="paragraph" style:parent-style-name="Heading_20_2">
      <style:text-properties officeooo:rsid="00223058" officeooo:paragraph-rsid="00097b53"/>
    </style:style>
    <style:style style:name="P67" style:family="paragraph" style:parent-style-name="Heading_20_2">
      <style:text-properties officeooo:rsid="002ea5e6" officeooo:paragraph-rsid="00071500"/>
    </style:style>
    <style:style style:name="P68" style:family="paragraph" style:parent-style-name="Heading_20_2">
      <style:text-properties officeooo:rsid="00284c3e" officeooo:paragraph-rsid="00071500"/>
    </style:style>
    <style:style style:name="P69" style:family="paragraph" style:parent-style-name="Heading_20_2">
      <style:text-properties officeooo:rsid="00071500" officeooo:paragraph-rsid="00071500"/>
    </style:style>
    <style:style style:name="P70" style:family="paragraph" style:parent-style-name="Heading_20_2" style:master-page-name="">
      <style:paragraph-properties style:page-number="auto"/>
      <style:text-properties officeooo:rsid="00208809" officeooo:paragraph-rsid="0005f8ef"/>
    </style:style>
    <style:style style:name="P71" style:family="paragraph" style:parent-style-name="Heading_20_2" style:master-page-name="">
      <style:paragraph-properties style:page-number="auto"/>
      <style:text-properties officeooo:paragraph-rsid="00097b53"/>
    </style:style>
    <style:style style:name="P72" style:family="paragraph" style:parent-style-name="Heading_20_1" style:master-page-name="First_20_Page">
      <style:paragraph-properties style:page-number="auto"/>
    </style:style>
    <style:style style:name="P73" style:family="paragraph" style:parent-style-name="Text_20_body">
      <style:text-properties fo:font-variant="normal" fo:text-transform="none" fo:font-style="normal"/>
    </style:style>
    <style:style style:name="P74" style:family="paragraph" style:parent-style-name="Text_20_body">
      <style:text-properties fo:font-variant="normal" fo:text-transform="none" fo:font-style="normal" style:font-style-asian="italic" style:font-style-complex="italic"/>
    </style:style>
    <style:style style:name="P75" style:family="paragraph" style:parent-style-name="Text_20_body">
      <style:text-properties fo:font-variant="normal" fo:text-transform="none" fo:font-style="normal" officeooo:paragraph-rsid="00071500" style:font-style-asian="italic" style:font-style-complex="italic"/>
    </style:style>
    <style:style style:name="P76" style:family="paragraph" style:parent-style-name="Text_20_body">
      <style:text-properties fo:font-variant="normal" fo:text-transform="none" fo:font-style="normal" officeooo:rsid="00223058" officeooo:paragraph-rsid="00097b53"/>
    </style:style>
    <style:style style:name="P77" style:family="paragraph" style:parent-style-name="Text_20_body">
      <style:text-properties fo:font-variant="normal" fo:text-transform="none" fo:font-style="normal" officeooo:paragraph-rsid="00071500"/>
    </style:style>
    <style:style style:name="P78" style:family="paragraph" style:parent-style-name="Text_20_body">
      <style:text-properties fo:font-variant="normal" fo:text-transform="none" fo:font-style="italic" style:font-style-asian="italic" style:font-style-complex="italic"/>
    </style:style>
    <style:style style:name="P79" style:family="paragraph" style:parent-style-name="Text_20_body">
      <style:text-properties fo:font-variant="normal" fo:text-transform="none" fo:font-style="italic" officeooo:paragraph-rsid="00071500" style:font-style-asian="italic" style:font-style-complex="italic"/>
    </style:style>
    <style:style style:name="P80" style:family="paragraph" style:parent-style-name="Text_20_body" style:list-style-name="L4"/>
    <style:style style:name="P81" style:family="paragraph" style:parent-style-name="Heading_20_3">
      <style:text-properties officeooo:rsid="002ea5e6" officeooo:paragraph-rsid="00071500"/>
    </style:style>
    <style:style style:name="P8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4" style:family="paragraph">
      <style:paragraph-properties style:writing-mode="lr-tb"/>
    </style:style>
    <style:style style:name="P8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05f8ef"/>
    </style:style>
    <style:style style:name="T2" style:family="text">
      <style:text-properties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style:font-style-asian="italic" style:font-style-complex="italic"/>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10pt" officeooo:rsid="0005f8ef" style:font-size-asian="10pt" style:font-size-complex="10pt"/>
    </style:style>
    <style:style style:name="T7" style:family="text">
      <style:text-properties fo:font-size="10pt" style:font-size-asian="10pt" style:font-size-complex="10pt"/>
    </style:style>
    <style:style style:name="T8" style:family="text">
      <style:text-properties fo:font-style="normal"/>
    </style:style>
    <style:style style:name="T9" style:family="text">
      <style:text-properties officeooo:rsid="00284c3e" style:font-style-asian="italic" style:font-style-complex="italic"/>
    </style:style>
    <style:style style:name="T10" style:family="text">
      <style:text-properties fo:font-style="italic" officeooo:rsid="00284c3e" style:font-style-asian="italic" style:font-style-complex="italic"/>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officeooo:rsid="0007b250"/>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8pt" officeooo:rsid="0007b250" style:font-size-asian="8pt" style:font-size-complex="8pt"/>
    </style:style>
    <style:style style:name="T17" style:family="text">
      <style:text-properties fo:font-size="9pt" style:font-size-asian="9pt"/>
    </style:style>
    <style:style style:name="T18" style:family="text">
      <style:text-properties officeooo:rsid="0005f8ef"/>
    </style:style>
    <style:style style:name="T19" style:family="text">
      <style:text-properties style:font-style-asian="italic" style:font-style-complex="italic"/>
    </style:style>
    <style:style style:name="T20" style:family="text">
      <style:text-properties officeooo:rsid="00284c3e" style:font-style-asian="italic" style:font-style-complex="italic"/>
    </style:style>
    <style:style style:name="T21" style:family="text">
      <style:text-properties style:text-underline-style="none" style:font-style-asian="italic" style:font-style-complex="italic"/>
    </style:style>
    <style:style style:name="T22" style:family="text">
      <style:text-properties style:text-underline-style="none" style:font-style-asian="normal" style:font-style-complex="normal"/>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284c3e" style:font-style-asian="italic" style:font-style-complex="italic"/>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9" style:family="text">
      <style:text-properties fo:font-size="10pt" style:font-size-asian="10pt" style:font-size-complex="10pt"/>
    </style:style>
    <style:style style:name="T30" style:family="text">
      <style:text-properties fo:font-size="10pt" officeooo:rsid="0005f8ef" style:font-size-asian="10pt" style:font-size-complex="10pt"/>
    </style:style>
    <style:style style:name="T31" style:family="text">
      <style:text-properties fo:font-size="10pt" officeooo:rsid="0038cfa8" style:font-size-asian="10pt" style:font-size-complex="10pt"/>
    </style:style>
    <style:style style:name="T32" style:family="text">
      <style:text-properties fo:font-style="normal"/>
    </style:style>
    <style:style style:name="T33" style:family="text">
      <style:text-properties fo:font-style="normal" style:font-style-asian="normal" style:font-style-complex="normal"/>
    </style:style>
    <style:style style:name="T34" style:family="text">
      <style:text-properties fo:font-style="normal" officeooo:rsid="003ab6fe"/>
    </style:style>
    <style:style style:name="T35" style:family="text">
      <style:text-properties officeooo:rsid="00284c3e"/>
    </style:style>
    <style:style style:name="T36" style:family="text">
      <style:text-properties style:font-name="TimesNewRomanPSMT" fo:font-size="12pt"/>
    </style:style>
    <style:style style:name="T37" style:family="text">
      <style:text-properties fo:font-variant="normal" fo:text-transform="none" fo:font-style="normal"/>
    </style:style>
    <style:style style:name="T38" style:family="text">
      <style:text-properties fo:font-variant="normal" fo:text-transform="none" fo:font-style="normal" officeooo:rsid="00451644"/>
    </style:style>
    <style:style style:name="T39" style:family="text">
      <style:text-properties fo:font-variant="normal" fo:text-transform="none" fo:font-style="normal" officeooo:rsid="0038cfa8"/>
    </style:style>
    <style:style style:name="T40" style:family="text">
      <style:text-properties fo:font-variant="normal" fo:text-transform="none" fo:font-style="normal" officeooo:rsid="003ab6fe"/>
    </style:style>
    <style:style style:name="T41" style:family="text">
      <style:text-properties fo:font-variant="normal" fo:text-transform="none" fo:font-style="normal" officeooo:rsid="004c237e" style:font-style-asian="normal" style:font-style-complex="normal"/>
    </style:style>
    <style:style style:name="T42" style:family="text">
      <style:text-properties fo:font-variant="normal" fo:text-transform="none" fo:font-style="normal" officeooo:rsid="0024e908" style:font-style-asian="normal" style:font-style-complex="normal"/>
    </style:style>
    <style:style style:name="T43" style:family="text">
      <style:text-properties fo:font-variant="normal" fo:text-transform="none" fo:font-style="normal" officeooo:rsid="003c8c42"/>
    </style:style>
    <style:style style:name="T44" style:family="text">
      <style:text-properties fo:font-variant="normal" fo:text-transform="none" fo:font-style="normal" officeooo:rsid="00479790"/>
    </style:style>
    <style:style style:name="T45" style:family="text">
      <style:text-properties fo:font-variant="normal" fo:text-transform="none" fo:font-style="normal" officeooo:rsid="0036f693"/>
    </style:style>
    <style:style style:name="T46" style:family="text">
      <style:text-properties fo:font-variant="normal" fo:text-transform="none" fo:font-style="normal" officeooo:rsid="00470b98"/>
    </style:style>
    <style:style style:name="T47" style:family="text">
      <style:text-properties fo:font-variant="normal" fo:text-transform="none" fo:font-style="normal" officeooo:rsid="00266d3f"/>
    </style:style>
    <style:style style:name="T48" style:family="text">
      <style:text-properties fo:font-variant="normal" fo:text-transform="none" fo:font-style="normal" style:text-underline-style="solid" style:text-underline-width="auto" style:text-underline-color="font-color" officeooo:rsid="0043dacc"/>
    </style:style>
    <style:style style:name="T49" style:family="text">
      <style:text-properties fo:font-variant="normal" fo:text-transform="none" fo:font-style="normal" officeooo:rsid="0043dacc"/>
    </style:style>
    <style:style style:name="T50" style:family="text">
      <style:text-properties fo:font-variant="normal" fo:text-transform="none" fo:font-style="normal" officeooo:rsid="0027185f"/>
    </style:style>
    <style:style style:name="T51" style:family="text">
      <style:text-properties fo:font-variant="normal" fo:text-transform="none" fo:font-style="normal" officeooo:rsid="00281d95"/>
    </style:style>
    <style:style style:name="T52" style:family="text">
      <style:text-properties fo:font-variant="normal" fo:text-transform="none" fo:font-style="normal" officeooo:rsid="004b0885"/>
    </style:style>
    <style:style style:name="T53" style:family="text">
      <style:text-properties officeooo:rsid="003ab6fe"/>
    </style:style>
    <style:style style:name="T54" style:family="text">
      <style:text-properties officeooo:rsid="0038cfa8"/>
    </style:style>
    <style:style style:name="T55" style:family="text">
      <style:text-properties officeooo:rsid="00223058"/>
    </style:style>
    <style:style style:name="T56" style:family="text">
      <style:text-properties officeooo:rsid="004c237e"/>
    </style:style>
    <style:style style:name="T57" style:family="text">
      <style:text-properties officeooo:rsid="003fe944"/>
    </style:style>
    <style:style style:name="T58" style:family="text">
      <style:text-properties officeooo:rsid="0036f693"/>
    </style:style>
    <style:style style:name="T59" style:family="text">
      <style:text-properties officeooo:rsid="00451644"/>
    </style:style>
    <style:style style:name="T60" style:family="text">
      <style:text-properties officeooo:rsid="00492545"/>
    </style:style>
    <style:style style:name="T61" style:family="text">
      <style:text-properties officeooo:rsid="0043dacc"/>
    </style:style>
    <style:style style:name="T62" style:family="text">
      <style:text-properties officeooo:rsid="00329206"/>
    </style:style>
    <style:style style:name="T63" style:family="text">
      <style:text-properties officeooo:rsid="003c8c42"/>
    </style:style>
    <style:style style:name="T64" style:family="text">
      <style:text-properties officeooo:rsid="0031031c"/>
    </style:style>
    <style:style style:name="T65" style:family="text">
      <style:text-properties officeooo:rsid="0042c681"/>
    </style:style>
    <style:style style:name="T66" style:family="text">
      <style:text-properties officeooo:rsid="002ca49a"/>
    </style:style>
    <style:style style:name="T67" style:family="text">
      <style:text-properties officeooo:rsid="003f04a8"/>
    </style:style>
    <style:style style:name="T68" style:family="text">
      <style:text-properties officeooo:rsid="003e36ff"/>
    </style:style>
    <style:style style:name="T69" style:family="text">
      <style:text-properties officeooo:rsid="000c3964"/>
    </style:style>
    <style:style style:name="T7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6318736" text:id="ct66318736">
          <text:insertion>
            <office:change-info>
              <dc:creator>Bob Jacobsen</dc:creator>
              <dc:date>2013-04-06T21:25:00</dc:date>
            </office:change-info>
          </text:insertion>
        </text:changed-region>
        <text:changed-region xml:id="ct66318960" text:id="ct66318960">
          <text:insertion>
            <office:change-info>
              <dc:creator>Bob Jacobsen</dc:creator>
              <dc:date>2013-04-06T21:25:00</dc:date>
            </office:change-info>
          </text:insertion>
        </text:changed-region>
        <text:changed-region xml:id="ct66320144" text:id="ct66320144">
          <text:deletion>
            <office:change-info>
              <dc:creator>Bob Jacobsen</dc:creator>
              <dc:date>2013-04-06T21:25:00</dc:date>
            </office:change-info>
            <text:p text:style-name="Text_20_body">producer node</text:p>
          </text:deletion>
        </text:changed-region>
        <text:changed-region xml:id="ct66319632" text:id="ct66319632">
          <text:insertion>
            <office:change-info>
              <dc:creator>Bob Jacobsen</dc:creator>
              <dc:date>2013-04-06T21:25:00</dc:date>
            </office:change-info>
          </text:insertion>
        </text:changed-region>
        <text:changed-region xml:id="ct66321808" text:id="ct66321808">
          <text:insertion>
            <office:change-info>
              <dc:creator>Stuart Baker</dc:creator>
              <dc:date>2018-09-01T12:38:00</dc:date>
            </office:change-info>
          </text:insertion>
        </text:changed-region>
        <text:changed-region xml:id="ct66320688" text:id="ct66320688">
          <text:deletion>
            <office:change-info>
              <dc:creator>Bob Jacobsen</dc:creator>
              <dc:date>2013-04-06T21:49:00</dc:date>
            </office:change-info>
            <text:p text:style-name="Text_20_body">:00</text:p>
          </text:deletion>
        </text:changed-region>
        <text:changed-region xml:id="ct66319184" text:id="ct66319184">
          <text:deletion>
            <office:change-info>
              <dc:creator>Bob Jacobsen</dc:creator>
              <dc:date>2013-04-06T21:49:00</dc:date>
            </office:change-info>
            <text:p text:style-name="Text_20_body">,</text:p>
          </text:deletion>
        </text:changed-region>
        <text:changed-region xml:id="ct66324336" text:id="ct66324336">
          <text:insertion>
            <office:change-info>
              <dc:creator>Stuart Baker</dc:creator>
              <dc:date>2018-09-01T12:38:00</dc:date>
            </office:change-info>
          </text:insertion>
        </text:changed-region>
        <text:changed-region xml:id="ct66324560" text:id="ct66324560">
          <text:deletion>
            <office:change-info>
              <dc:creator>Stuart Baker</dc:creator>
              <dc:date>2018-09-01T12:38:00</dc:date>
            </office:change-info>
            <text:p text:style-name="Text_20_body"><text:span text:style-name="T1">it</text:span></text:p>
          </text:deletion>
        </text:changed-region>
        <text:changed-region xml:id="ct66022576" text:id="ct66022576">
          <text:deletion>
            <office:change-info>
              <dc:creator>Bob Jacobsen</dc:creator>
              <dc:date>2013-04-06T21:49:00</dc:date>
            </office:change-info>
            <text:p text:style-name="P1">set-protocol</text:p>
          </text:deletion>
        </text:changed-region>
        <text:changed-region xml:id="ct66325376" text:id="ct66325376">
          <text:insertion>
            <office:change-info>
              <dc:creator>Bob Jacobsen</dc:creator>
              <dc:date>2013-04-06T21:49:00</dc:date>
            </office:change-info>
          </text:insertion>
        </text:changed-region>
        <text:changed-region xml:id="ct66323312" text:id="ct66323312">
          <text:insertion>
            <office:change-info>
              <dc:creator>Stuart Baker</dc:creator>
              <dc:date>2018-09-01T12:39:00</dc:date>
            </office:change-info>
          </text:insertion>
        </text:changed-region>
        <text:changed-region xml:id="ct66325936" text:id="ct66325936">
          <text:insertion>
            <office:change-info>
              <dc:creator>Stuart Baker</dc:creator>
              <dc:date>2018-09-01T12:39:00</dc:date>
            </office:change-info>
          </text:insertion>
        </text:changed-region>
        <text:changed-region xml:id="ct66328832" text:id="ct66328832">
          <text:insertion>
            <office:change-info>
              <dc:creator>Stuart Baker</dc:creator>
              <dc:date>2018-09-01T12:40:00</dc:date>
            </office:change-info>
          </text:insertion>
        </text:changed-region>
        <text:changed-region xml:id="ct66326160" text:id="ct66326160">
          <text:insertion>
            <office:change-info>
              <dc:creator>Bob Jacobsen</dc:creator>
              <dc:date>2013-04-06T21:19:00</dc:date>
            </office:change-info>
          </text:insertion>
        </text:changed-region>
        <text:changed-region xml:id="ct66336224" text:id="ct66336224">
          <text:insertion>
            <office:change-info>
              <dc:creator>Bob Jacobsen</dc:creator>
              <dc:date>2013-04-06T22:27:00</dc:date>
            </office:change-info>
          </text:insertion>
        </text:changed-region>
        <text:changed-region xml:id="ct66342416" text:id="ct66342416">
          <text:insertion>
            <office:change-info>
              <dc:creator>Bob Jacobsen</dc:creator>
              <dc:date>2013-04-06T22:28:00</dc:date>
            </office:change-info>
          </text:insertion>
        </text:changed-region>
        <text:changed-region xml:id="ct66352352" text:id="ct66352352">
          <text:insertion>
            <office:change-info>
              <dc:creator>Bob Jacobsen</dc:creator>
              <dc:date>2013-04-06T22:16:00</dc:date>
            </office:change-info>
          </text:insertion>
        </text:changed-region>
        <text:changed-region xml:id="ct66353408" text:id="ct66353408">
          <text:deletion>
            <office:change-info>
              <dc:creator>Bob Jacobsen</dc:creator>
              <dc:date>2013-04-06T21:50:00</dc:date>
            </office:change-info>
            <text:p text:style-name="P2">In addition to the following Event IDs, t</text:p>
          </text:deletion>
        </text:changed-region>
        <text:changed-region xml:id="ct66353184" text:id="ct66353184">
          <text:deletion>
            <office:change-info>
              <dc:creator>Stuart Baker</dc:creator>
              <dc:date>2018-09-01T12:40:00</dc:date>
            </office:change-info>
            <text:p text:style-name="P2">he well-known event ID “Delivers Clock Protocol” is definedT</text:p>
          </text:deletion>
        </text:changed-region>
        <text:changed-region xml:id="ct66352960" text:id="ct66352960">
          <text:deletion>
            <office:change-info>
              <dc:creator>Bob Jacobsen</dc:creator>
              <dc:date>2013-04-06T21:52:00</dc:date>
            </office:change-info>
            <text:p text:style-name="P2">.</text:p>
          </text:deletion>
        </text:changed-region>
        <text:changed-region xml:id="ct66352736" text:id="ct66352736">
          <text:deletion>
            <office:change-info>
              <dc:creator>Stuart Baker</dc:creator>
              <dc:date>2018-09-01T12:40:00</dc:date>
            </office:change-info>
            <text:p text:style-name="P2"><text:s/>as 0x01.01.00.00.00.00.05.01.</text:p>
          </text:deletion>
        </text:changed-region>
        <text:changed-region xml:id="ct66354112" text:id="ct66354112">
          <text:insertion>
            <office:change-info>
              <dc:creator>Bob Jacobsen</dc:creator>
              <dc:date>2013-04-06T21:52:00</dc:date>
            </office:change-info>
          </text:insertion>
        </text:changed-region>
        <text:changed-region xml:id="ct64674208" text:id="ct64674208">
          <text:insertion>
            <office:change-info>
              <dc:creator>Bob Jacobsen</dc:creator>
              <dc:date>2013-04-06T21:56:00</dc:date>
            </office:change-info>
          </text:insertion>
        </text:changed-region>
        <text:changed-region xml:id="ct66347280" text:id="ct66347280">
          <text:insertion>
            <office:change-info>
              <dc:creator>Bob Jacobsen</dc:creator>
              <dc:date>2013-04-06T22:21:00</dc:date>
            </office:change-info>
          </text:insertion>
        </text:changed-region>
        <text:changed-region xml:id="ct66355424" text:id="ct66355424">
          <text:insertion>
            <office:change-info>
              <dc:creator>Bob Jacobsen</dc:creator>
              <dc:date>2013-04-06T21:56:00</dc:date>
            </office:change-info>
          </text:insertion>
        </text:changed-region>
        <text:changed-region xml:id="ct66355648" text:id="ct66355648">
          <text:insertion>
            <office:change-info>
              <dc:creator>Bob Jacobsen</dc:creator>
              <dc:date>2013-04-06T22:21:00</dc:date>
            </office:change-info>
          </text:insertion>
        </text:changed-region>
        <text:changed-region xml:id="ct65942704" text:id="ct65942704">
          <text:insertion>
            <office:change-info>
              <dc:creator>Bob Jacobsen</dc:creator>
              <dc:date>2013-04-06T21:56:00</dc:date>
            </office:change-info>
          </text:insertion>
        </text:changed-region>
        <text:changed-region xml:id="ct66323744" text:id="ct66323744">
          <text:insertion>
            <office:change-info>
              <dc:creator>Bob Jacobsen</dc:creator>
              <dc:date>2013-04-07T10:13:00</dc:date>
            </office:change-info>
          </text:insertion>
        </text:changed-region>
        <text:changed-region xml:id="ct65943488" text:id="ct65943488">
          <text:insertion>
            <office:change-info>
              <dc:creator>Bob Jacobsen</dc:creator>
              <dc:date>2013-04-06T21:56:00</dc:date>
            </office:change-info>
          </text:insertion>
        </text:changed-region>
        <text:changed-region xml:id="ct66357664" text:id="ct66357664">
          <text:deletion>
            <office:change-info>
              <dc:creator>Bob Jacobsen</dc:creator>
              <dc:date>2013-04-06T22:18:00</dc:date>
            </office:change-info>
            <text:list xml:id="list72147595570202906" text:style-name="L1">
              <text:list-item>
                <text:p text:style-name="P3"><text:span text:style-name="T2"/></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31852261993155" text:continue-numbering="true" text:style-name="L1">
              <text:list-item>
                <text:p text:style-name="P3"><text:span text:style-name="T3">The details of the following formats are still being worked out. <text:s/></text:span></text:p>
              </text:list-item>
            </text:list>
          </text:deletion>
        </text:changed-region>
        <text:changed-region xml:id="ct66357440" text:id="ct66357440">
          <text:deletion>
            <office:change-info>
              <dc:creator>Bob Jacobsen</dc:creator>
              <dc:date>2013-04-06T22:17:00</dc:date>
            </office:change-info>
            <text:p text:style-name="P2"><text:span text:style-name="T4">The upper six bytes of the following messages must be the valid Node ID of the clock producing node. </text:span></text:p>
          </text:deletion>
        </text:changed-region>
        <text:changed-region xml:id="ct66356976" text:id="ct66356976">
          <text:deletion>
            <office:change-info>
              <dc:creator>Bob Jacobsen</dc:creator>
              <dc:date>2013-04-06T22:18:00</dc:date>
            </office:change-info>
            <text:list xml:id="list131851955775863" text:continue-numbering="true" text:style-name="L1">
              <text:list-item>
                <text:p text:style-name="P3"><text:s text:c="2"/></text:p>
              </text:list-item>
              <text:list-item>
                <text:p text:style-name="P3"><text:span text:style-name="T2"/></text:p>
              </text:list-item>
            </text:list>
          </text:deletion>
        </text:changed-region>
        <text:changed-region xml:id="ct66358272" text:id="ct66358272">
          <text:insertion>
            <office:change-info>
              <dc:creator>Bob Jacobsen</dc:creator>
              <dc:date>2013-04-06T22:35:00</dc:date>
            </office:change-info>
          </text:insertion>
        </text:changed-region>
        <text:changed-region xml:id="ct66359440" text:id="ct66359440">
          <text:insertion>
            <office:change-info>
              <dc:creator>Bob Jacobsen</dc:creator>
              <dc:date>2013-04-07T10:13:00</dc:date>
            </office:change-info>
          </text:insertion>
        </text:changed-region>
        <text:changed-region xml:id="ct66354880" text:id="ct66354880">
          <text:insertion>
            <office:change-info>
              <dc:creator>Bob Jacobsen</dc:creator>
              <dc:date>2013-04-06T22:34:00</dc:date>
            </office:change-info>
          </text:insertion>
        </text:changed-region>
        <text:changed-region xml:id="ct66358736" text:id="ct66358736">
          <text:insertion>
            <office:change-info>
              <dc:creator>Bob Jacobsen</dc:creator>
              <dc:date>2013-04-06T22:35:00</dc:date>
            </office:change-info>
          </text:insertion>
        </text:changed-region>
        <text:changed-region xml:id="ct65945120" text:id="ct65945120">
          <text:insertion>
            <office:change-info>
              <dc:creator>Bob Jacobsen</dc:creator>
              <dc:date>2013-04-06T22:33:00</dc:date>
            </office:change-info>
          </text:insertion>
        </text:changed-region>
        <text:changed-region xml:id="ct63776480" text:id="ct63776480">
          <text:deletion>
            <office:change-info>
              <dc:creator>Bob Jacobsen</dc:creator>
              <dc:date>2013-04-06T22:18:00</dc:date>
            </office:change-info>
            <text:p text:style-name="P2">The values are packed into two bytes to make it easier to allocate the unique “Specific Upper Part”; <text:span text:style-name="T5">it </text:span>is required to be the Node ID of the clock generator.</text:p>
          </text:deletion>
        </text:changed-region>
        <text:changed-region xml:id="ct66343680" text:id="ct66343680">
          <text:insertion>
            <office:change-info>
              <dc:creator>Bob Jacobsen</dc:creator>
              <dc:date>2013-04-06T22:20:00</dc:date>
            </office:change-info>
          </text:insertion>
        </text:changed-region>
        <text:changed-region xml:id="ct66360144" text:id="ct66360144">
          <text:insertion>
            <office:change-info>
              <dc:creator>Stuart Baker</dc:creator>
              <dc:date>2018-09-01T12:41:00</dc:date>
            </office:change-info>
          </text:insertion>
        </text:changed-region>
        <text:changed-region xml:id="ct66362032" text:id="ct66362032">
          <text:deletion>
            <office:change-info>
              <dc:creator>Stuart Baker</dc:creator>
              <dc:date>2018-09-01T12:41:00</dc:date>
            </office:change-info>
            <text:h text:style-name="Heading_20_2" text:outline-level="2">Set/</text:h>
          </text:deletion>
        </text:changed-region>
        <text:changed-region xml:id="ct66362256" text:id="ct66362256">
          <text:deletion>
            <office:change-info>
              <dc:creator>Bob Jacobsen</dc:creator>
              <dc:date>2013-04-06T22:36:00</dc:date>
            </office:change-info>
            <text:h text:style-name="Heading_20_2" text:outline-level="2"/>
            <text:p text:style-name="Standard"/>
          </text:deletion>
        </text:changed-region>
        <text:changed-region xml:id="ct66385760" text:id="ct66385760">
          <text:insertion>
            <office:change-info>
              <dc:creator>Stuart Baker</dc:creator>
              <dc:date>2018-09-01T12:41:00</dc:date>
            </office:change-info>
          </text:insertion>
        </text:changed-region>
        <text:changed-region xml:id="ct66387344" text:id="ct66387344">
          <text:insertion>
            <office:change-info>
              <dc:creator>Stuart Baker</dc:creator>
              <dc:date>2018-09-01T12:41:00</dc:date>
            </office:change-info>
          </text:insertion>
        </text:changed-region>
        <text:changed-region xml:id="ct66387568" text:id="ct66387568">
          <text:deletion>
            <office:change-info>
              <dc:creator>Stuart Baker</dc:creator>
              <dc:date>2018-09-01T12:41:00</dc:date>
            </office:change-info>
            <text:p text:style-name="Table_20_Contents"><text:span text:style-name="T1">23</text:span></text:p>
          </text:deletion>
        </text:changed-region>
        <text:changed-region xml:id="ct66363040" text:id="ct66363040">
          <text:deletion>
            <office:change-info>
              <dc:creator>Stuart Baker</dc:creator>
              <dc:date>2018-09-01T12:41:00</dc:date>
            </office:change-info>
            <text:h text:style-name="Heading_20_2" text:outline-level="2">Set/</text:h>
          </text:deletion>
        </text:changed-region>
        <text:changed-region xml:id="ct66363264" text:id="ct66363264">
          <text:deletion>
            <office:change-info>
              <dc:creator>Bob Jacobsen</dc:creator>
              <dc:date>2013-04-06T22:36:00</dc:date>
            </office:change-info>
            <text:h text:style-name="Heading_20_2" text:outline-level="2"/>
            <text:p text:style-name="Standard"/>
          </text:deletion>
        </text:changed-region>
        <text:changed-region xml:id="ct66406592" text:id="ct66406592">
          <text:format-change>
            <office:change-info>
              <dc:creator>Bob Jacobsen</dc:creator>
              <dc:date>2013-04-07T10:14:00</dc:date>
            </office:change-info>
          </text:format-change>
        </text:changed-region>
        <text:changed-region xml:id="ct66407984" text:id="ct66407984">
          <text:insertion>
            <office:change-info>
              <dc:creator>Stuart Baker</dc:creator>
              <dc:date>2018-09-01T12:42:00</dc:date>
            </office:change-info>
          </text:insertion>
        </text:changed-region>
        <text:changed-region xml:id="ct66408208" text:id="ct66408208">
          <text:deletion>
            <office:change-info>
              <dc:creator>Stuart Baker</dc:creator>
              <dc:date>2018-09-01T12:42:00</dc:date>
            </office:change-info>
            <text:p text:style-name="Table_20_Contents"><text:span text:style-name="T6">4</text:span></text:p>
          </text:deletion>
        </text:changed-region>
        <text:changed-region xml:id="ct66409552" text:id="ct66409552">
          <text:format-change>
            <office:change-info>
              <dc:creator>Bob Jacobsen</dc:creator>
              <dc:date>2013-04-07T10:14:00</dc:date>
            </office:change-info>
          </text:format-change>
        </text:changed-region>
        <text:changed-region xml:id="ct66411456" text:id="ct66411456">
          <text:format-change>
            <office:change-info>
              <dc:creator>Bob Jacobsen</dc:creator>
              <dc:date>2013-04-07T10:14:00</dc:date>
            </office:change-info>
          </text:format-change>
        </text:changed-region>
        <text:changed-region xml:id="ct66412688" text:id="ct66412688">
          <text:insertion>
            <office:change-info>
              <dc:creator>Stuart Baker</dc:creator>
              <dc:date>2018-09-01T12:42:00</dc:date>
            </office:change-info>
          </text:insertion>
        </text:changed-region>
        <text:changed-region xml:id="ct66412912" text:id="ct66412912">
          <text:deletion>
            <office:change-info>
              <dc:creator>Stuart Baker</dc:creator>
              <dc:date>2018-09-01T12:42:00</dc:date>
            </office:change-info>
            <text:p text:style-name="Table_20_Contents"><text:span text:style-name="T6">4</text:span></text:p>
          </text:deletion>
        </text:changed-region>
        <text:changed-region xml:id="ct66414144" text:id="ct66414144">
          <text:format-change>
            <office:change-info>
              <dc:creator>Bob Jacobsen</dc:creator>
              <dc:date>2013-04-07T10:14:00</dc:date>
            </office:change-info>
          </text:format-change>
        </text:changed-region>
        <text:changed-region xml:id="ct66414368" text:id="ct66414368">
          <text:deletion>
            <office:change-info>
              <dc:creator>Bob Jacobsen</dc:creator>
              <dc:date>2013-04-06T22:37:00</dc:date>
            </office:change-info>
            <text:p text:style-name="Table_20_Contents"><text:span text:style-name="T7">0x</text:span></text:p>
          </text:deletion>
        </text:changed-region>
        <text:changed-region xml:id="ct66415616" text:id="ct66415616">
          <text:format-change>
            <office:change-info>
              <dc:creator>Bob Jacobsen</dc:creator>
              <dc:date>2013-04-07T10:14:00</dc:date>
            </office:change-info>
          </text:format-change>
        </text:changed-region>
        <text:changed-region xml:id="ct66416528" text:id="ct66416528">
          <text:insertion>
            <office:change-info>
              <dc:creator>Stuart Baker</dc:creator>
              <dc:date>2018-09-01T12:42:00</dc:date>
            </office:change-info>
          </text:insertion>
        </text:changed-region>
        <text:changed-region xml:id="ct66355872" text:id="ct66355872">
          <text:deletion>
            <office:change-info>
              <dc:creator>Stuart Baker</dc:creator>
              <dc:date>2018-09-01T12:42:00</dc:date>
            </office:change-info>
            <text:p text:style-name="Table_20_Contents"><text:span text:style-name="T6">4</text:span></text:p>
          </text:deletion>
        </text:changed-region>
        <text:changed-region xml:id="ct66417984" text:id="ct66417984">
          <text:format-change>
            <office:change-info>
              <dc:creator>Bob Jacobsen</dc:creator>
              <dc:date>2013-04-07T10:14:00</dc:date>
            </office:change-info>
          </text:format-change>
        </text:changed-region>
        <text:changed-region xml:id="ct66419872" text:id="ct66419872">
          <text:format-change>
            <office:change-info>
              <dc:creator>Bob Jacobsen</dc:creator>
              <dc:date>2013-04-07T10:14:00</dc:date>
            </office:change-info>
          </text:format-change>
        </text:changed-region>
        <text:changed-region xml:id="ct66385040" text:id="ct66385040">
          <text:insertion>
            <office:change-info>
              <dc:creator>Stuart Baker</dc:creator>
              <dc:date>2018-09-01T12:42:00</dc:date>
            </office:change-info>
          </text:insertion>
        </text:changed-region>
        <text:changed-region xml:id="ct66368544" text:id="ct66368544">
          <text:deletion>
            <office:change-info>
              <dc:creator>Stuart Baker</dc:creator>
              <dc:date>2018-09-01T12:42:00</dc:date>
            </office:change-info>
            <text:p text:style-name="P2"><text:span text:style-name="T1">4</text:span></text:p>
          </text:deletion>
        </text:changed-region>
        <text:changed-region xml:id="ct66415168" text:id="ct66415168">
          <text:deletion>
            <office:change-info>
              <dc:creator>Stuart Baker</dc:creator>
              <dc:date>2018-09-01T12:41:00</dc:date>
            </office:change-info>
            <text:h text:style-name="Heading_20_2" text:outline-level="2">Set/</text:h>
          </text:deletion>
        </text:changed-region>
        <text:changed-region xml:id="ct66392640" text:id="ct66392640">
          <text:deletion>
            <office:change-info>
              <dc:creator>Bob Jacobsen</dc:creator>
              <dc:date>2013-04-06T22:42:00</dc:date>
            </office:change-info>
            <text:h text:style-name="Heading_20_2" text:outline-level="2"/>
            <text:p text:style-name="Standard"/>
          </text:deletion>
        </text:changed-region>
        <text:changed-region xml:id="ct66405168" text:id="ct66405168">
          <text:deletion>
            <office:change-info>
              <dc:creator>Bob Jacobsen</dc:creator>
              <dc:date>2013-04-06T22:44:00</dc:date>
            </office:change-info>
            <text:p text:style-name="P2"><text:s/><text:span text:style-name="T3">(It's been proposed that these instead be in some BCD format, which represents 999 years around some epoch)</text:span></text:p>
          </text:deletion>
        </text:changed-region>
        <text:changed-region xml:id="ct64448208" text:id="ct64448208">
          <text:deletion>
            <office:change-info>
              <dc:creator>Stuart Baker</dc:creator>
              <dc:date>2018-09-01T12:43:00</dc:date>
            </office:change-info>
            <text:h text:style-name="Heading_20_2" text:outline-level="2">Set/</text:h>
          </text:deletion>
        </text:changed-region>
        <text:changed-region xml:id="ct66411216" text:id="ct66411216">
          <text:deletion>
            <office:change-info>
              <dc:creator>Bob Jacobsen</dc:creator>
              <dc:date>2013-04-06T22:44:00</dc:date>
            </office:change-info>
            <text:h text:style-name="Heading_20_2" text:outline-level="2"/>
            <text:p text:style-name="P1"><text:s/></text:p>
          </text:deletion>
        </text:changed-region>
        <text:changed-region xml:id="ct66396368" text:id="ct66396368">
          <text:insertion>
            <office:change-info>
              <dc:creator>Stuart Baker</dc:creator>
              <dc:date>2018-09-01T12:43:00</dc:date>
            </office:change-info>
          </text:insertion>
        </text:changed-region>
        <text:changed-region xml:id="ct66406048" text:id="ct66406048">
          <text:deletion>
            <office:change-info>
              <dc:creator>Stuart Baker</dc:creator>
              <dc:date>2018-09-01T12:43:00</dc:date>
            </office:change-info>
            <text:p text:style-name="Table_20_Contents"><text:span text:style-name="T1">5</text:span></text:p>
          </text:deletion>
        </text:changed-region>
        <text:changed-region xml:id="ct66429440" text:id="ct66429440">
          <text:deletion>
            <office:change-info>
              <dc:creator>Bob Jacobsen</dc:creator>
              <dc:date>2013-04-06T22:44:00</dc:date>
            </office:change-info>
            <text:p text:style-name="P1"/>
            <text:p text:style-name="P1"/>
          </text:deletion>
        </text:changed-region>
        <text:changed-region xml:id="ct66444944" text:id="ct66444944">
          <text:insertion>
            <office:change-info>
              <dc:creator>Stuart Baker</dc:creator>
              <dc:date>2018-09-01T12:43:00</dc:date>
            </office:change-info>
          </text:insertion>
        </text:changed-region>
        <text:changed-region xml:id="ct66415840" text:id="ct66415840">
          <text:deletion>
            <office:change-info>
              <dc:creator>Stuart Baker</dc:creator>
              <dc:date>2018-09-01T12:43:00</dc:date>
            </office:change-info>
            <text:p text:style-name="P1"><text:span text:style-name="T1">5</text:span></text:p>
          </text:deletion>
        </text:changed-region>
        <text:changed-region xml:id="ct66388560" text:id="ct66388560">
          <text:deletion>
            <office:change-info>
              <dc:creator>Bob Jacobsen</dc:creator>
              <dc:date>2013-04-06T22:39:00</dc:date>
            </office:change-info>
            <text:p text:style-name="P1">, .00</text:p>
          </text:deletion>
        </text:changed-region>
        <text:changed-region xml:id="ct66441504" text:id="ct66441504">
          <text:insertion>
            <office:change-info>
              <dc:creator>Bob Jacobsen</dc:creator>
              <dc:date>2013-04-06T22:39:00</dc:date>
            </office:change-info>
          </text:insertion>
        </text:changed-region>
        <text:changed-region xml:id="ct66438032" text:id="ct66438032">
          <text:insertion>
            <office:change-info>
              <dc:creator>Bob Jacobsen</dc:creator>
              <dc:date>2013-04-06T22:41:00</dc:date>
            </office:change-info>
          </text:insertion>
        </text:changed-region>
        <text:changed-region xml:id="ct66451040" text:id="ct66451040">
          <text:deletion>
            <office:change-info>
              <dc:creator>Bob Jacobsen</dc:creator>
              <dc:date>2013-04-06T22:41:00</dc:date>
            </office:change-info>
            <text:p text:style-name="P1"><text:span text:style-name="T3"/></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66397488" text:id="ct66397488">
          <text:deletion>
            <office:change-info>
              <dc:creator>Bob Jacobsen</dc:creator>
              <dc:date>2013-04-06T22:39:00</dc:date>
            </office:change-info>
            <text:p text:style-name="P5"><text:span text:style-name="T8"><text:s text:c="2"/></text:span>(Is that the right range? Enough granularity? <text:s/>Would something simpler be easier?)</text:p>
          </text:deletion>
        </text:changed-region>
        <text:changed-region xml:id="ct66555728" text:id="ct66555728">
          <text:insertion>
            <office:change-info>
              <dc:creator>Stuart Baker</dc:creator>
              <dc:date>2018-09-01T12:44:00</dc:date>
            </office:change-info>
          </text:insertion>
        </text:changed-region>
        <text:changed-region xml:id="ct66277104" text:id="ct66277104">
          <text:insertion>
            <office:change-info>
              <dc:creator>Stuart Baker</dc:creator>
              <dc:date>2018-09-01T12:45:00</dc:date>
            </office:change-info>
          </text:insertion>
        </text:changed-region>
        <text:changed-region xml:id="ct66286784" text:id="ct66286784">
          <text:deletion>
            <office:change-info>
              <dc:creator>Stuart Baker</dc:creator>
              <dc:date>2018-09-01T12:45:00</dc:date>
            </office:change-info>
            <text:h text:style-name="P6" text:outline-level="2"><text:span text:style-name="T1">Clock</text:span></text:h>
          </text:deletion>
        </text:changed-region>
        <text:changed-region xml:id="ct66597216" text:id="ct66597216">
          <text:deletion>
            <office:change-info>
              <dc:creator>Bob Jacobsen</dc:creator>
              <dc:date>2013-04-06T22:40:00</dc:date>
            </office:change-info>
            <text:h text:style-name="Heading_20_2" text:outline-level="2"/>
            <text:p text:style-name="P7"/>
          </text:deletion>
        </text:changed-region>
        <text:changed-region xml:id="ct66533552" text:id="ct66533552">
          <text:deletion>
            <office:change-info>
              <dc:creator>Bob Jacobsen</dc:creator>
              <dc:date>2013-04-06T22:40:00</dc:date>
            </office:change-info>
            <text:p text:style-name="P2">5</text:p>
          </text:deletion>
        </text:changed-region>
        <text:changed-region xml:id="ct66610816" text:id="ct66610816">
          <text:insertion>
            <office:change-info>
              <dc:creator>Bob Jacobsen</dc:creator>
              <dc:date>2013-04-06T22:40:00</dc:date>
            </office:change-info>
          </text:insertion>
        </text:changed-region>
        <text:changed-region xml:id="ct66617392" text:id="ct66617392">
          <text:insertion>
            <office:change-info>
              <dc:creator>Stuart Baker</dc:creator>
              <dc:date>2018-09-01T12:52:00</dc:date>
            </office:change-info>
          </text:insertion>
        </text:changed-region>
        <text:changed-region xml:id="ct66599152" text:id="ct66599152">
          <text:deletion>
            <office:change-info>
              <dc:creator>Bob Jacobsen</dc:creator>
              <dc:date>2013-04-06T22:43:00</dc:date>
            </office:change-info>
            <text:p text:style-name="P8"/>
            <text:p text:style-name="P9">Having a separate start/stop mechanism, instead of just setting rate to zero, makes distributed start/stop control easier. There's no need for everybody to remember the current rate while the clock is stopped.</text:p>
          </text:deletion>
        </text:changed-region>
        <text:changed-region xml:id="ct66602768" text:id="ct66602768">
          <text:deletion>
            <office:change-info>
              <dc:creator>Bob Jacobsen</dc:creator>
              <dc:date>2013-04-06T22:40:00</dc:date>
            </office:change-info>
            <text:p text:style-name="P9"><text:s/>(Could have also put into higher part of e.g. month message, to save this code space)</text:p>
          </text:deletion>
        </text:changed-region>
        <text:changed-region xml:id="ct63730384" text:id="ct63730384">
          <text:insertion>
            <office:change-info>
              <dc:creator>Stuart Baker</dc:creator>
              <dc:date>2018-09-01T12:52:00</dc:date>
            </office:change-info>
          </text:insertion>
        </text:changed-region>
        <text:changed-region xml:id="ct66608784" text:id="ct66608784">
          <text:insertion>
            <office:change-info>
              <dc:creator>Bob Jacobsen</dc:creator>
              <dc:date>2013-04-06T22:45:00</dc:date>
            </office:change-info>
          </text:insertion>
        </text:changed-region>
        <text:changed-region xml:id="ct63742272" text:id="ct63742272">
          <text:deletion>
            <office:change-info>
              <dc:creator>Stuart Baker</dc:creator>
              <dc:date>2018-09-01T12:46:00</dc:date>
            </office:change-info>
            <text:p text:style-name="Standard">internal </text:p>
          </text:deletion>
        </text:changed-region>
        <text:changed-region xml:id="ct66685008" text:id="ct66685008">
          <text:insertion>
            <office:change-info>
              <dc:creator>Stuart Baker</dc:creator>
              <dc:date>2018-09-01T12:47:00</dc:date>
            </office:change-info>
          </text:insertion>
        </text:changed-region>
        <text:changed-region xml:id="ct66925728" text:id="ct66925728">
          <text:deletion>
            <office:change-info>
              <dc:creator>Stuart Baker</dc:creator>
              <dc:date>2018-09-01T12:48:00</dc:date>
            </office:change-info>
            <text:p text:style-name="P10"><text:span text:style-name="T9">enquiry about “Delivers Clock Protocol” is a IdentifyProducers The well-known event ID “Delivers Clock Protocol” shall be produced by every node when it first starts to operate as a clock generator. When </text:span></text:p>
          </text:deletion>
        </text:changed-region>
        <text:changed-region xml:id="ct66925504" text:id="ct66925504">
          <text:deletion>
            <office:change-info>
              <dc:creator>Bob Jacobsen</dc:creator>
              <dc:date>2013-04-06T22:48:00</dc:date>
            </office:change-info>
            <text:p text:style-name="P10"><text:span text:style-name="T9">enquired about</text:span></text:p>
          </text:deletion>
        </text:changed-region>
        <text:changed-region xml:id="ct66925280" text:id="ct66925280">
          <text:deletion>
            <office:change-info>
              <dc:creator>Stuart Baker</dc:creator>
              <dc:date>2018-09-01T12:48:00</dc:date>
            </office:change-info>
            <text:p text:style-name="P10"><text:span text:style-name="T9">, the node received</text:span></text:p>
          </text:deletion>
        </text:changed-region>
        <text:changed-region xml:id="ct66925056" text:id="ct66925056">
          <text:deletion>
            <office:change-info>
              <dc:creator>Bob Jacobsen</dc:creator>
              <dc:date>2013-04-07T10:16:00</dc:date>
            </office:change-info>
            <text:p text:style-name="P10"><text:span text:style-name="T9">has to</text:span></text:p>
          </text:deletion>
        </text:changed-region>
        <text:changed-region xml:id="ct66924832" text:id="ct66924832">
          <text:deletion>
            <office:change-info>
              <dc:creator>Stuart Baker</dc:creator>
              <dc:date>2018-09-01T12:48:00</dc:date>
            </office:change-info>
            <text:p text:style-name="P10"><text:span text:style-name="T9"><text:s/>“valid” if the clock is operating, and “invalid” if it is not. <text:s/>a ProducerIdentified message with returnshall</text:span></text:p>
          </text:deletion>
        </text:changed-region>
        <text:changed-region xml:id="ct66924608" text:id="ct66924608">
          <text:deletion>
            <office:change-info>
              <dc:creator>Bob Jacobsen</dc:creator>
              <dc:date>2013-04-06T22:49:00</dc:date>
            </office:change-info>
            <text:p text:style-name="P10"><text:span text:style-name="T9"><text:s/>(Note that this is operating, not running; if it's serving as a clock generator and will produce and consume the appropriate event IDs)</text:span></text:p>
          </text:deletion>
        </text:changed-region>
        <text:changed-region xml:id="ct66924384" text:id="ct66924384">
          <text:deletion>
            <office:change-info>
              <dc:creator>Stuart Baker</dc:creator>
              <dc:date>2018-09-01T12:48:00</dc:date>
            </office:change-info>
            <text:p text:style-name="P10"><text:span text:style-name="T10"/></text:p>
            <text:p text:style-name="P11">A Set/Report Rate event for which there are one or more consumers </text:p>
          </text:deletion>
        </text:changed-region>
        <text:changed-region xml:id="ct66924160" text:id="ct66924160">
          <text:deletion>
            <office:change-info>
              <dc:creator>Bob Jacobsen</dc:creator>
              <dc:date>2013-04-06T22:54:00</dc:date>
            </office:change-info>
            <text:p text:style-name="P11"><text:s/>are</text:p>
          </text:deletion>
        </text:changed-region>
        <text:changed-region xml:id="ct66923936" text:id="ct66923936">
          <text:deletion>
            <office:change-info>
              <dc:creator>Stuart Baker</dc:creator>
              <dc:date>2018-09-01T12:48:00</dc:date>
            </office:change-info>
            <text:p text:style-name="P11"><text:s/>produced every real 60shall be</text:p>
          </text:deletion>
        </text:changed-region>
        <text:changed-region xml:id="ct66923712" text:id="ct66923712">
          <text:deletion>
            <office:change-info>
              <dc:creator>Bob Jacobsen</dc:creator>
              <dc:date>2013-04-06T22:52:00</dc:date>
            </office:change-info>
            <text:p text:style-name="P11">(?)</text:p>
          </text:deletion>
        </text:changed-region>
        <text:changed-region xml:id="ct66923488" text:id="ct66923488">
          <text:deletion>
            <office:change-info>
              <dc:creator>Stuart Baker</dc:creator>
              <dc:date>2018-09-01T12:48:00</dc:date>
            </office:change-info>
            <text:p text:style-name="P11"><text:s/>seconds while the clock is running</text:p>
          </text:deletion>
        </text:changed-region>
        <text:changed-region xml:id="ct66923264" text:id="ct66923264">
          <text:deletion>
            <office:change-info>
              <dc:creator>Bob Jacobsen</dc:creator>
              <dc:date>2013-04-06T22:52:00</dc:date>
            </office:change-info>
            <text:p text:style-name="P11"><text:span text:style-name="T11">(Should the current one also be produced when the clock is not running? Sometimes nice to be able to stop all traffic on the network, which you can do if it doesn't send while the clock is stopped) </text:span></text:p>
          </text:deletion>
        </text:changed-region>
        <text:changed-region xml:id="ct66923040" text:id="ct66923040">
          <text:deletion>
            <office:change-info>
              <dc:creator>Bob Jacobsen</dc:creator>
              <dc:date>2013-04-06T22:55:00</dc:date>
            </office:change-info>
            <text:p text:style-name="P11"><text:span text:style-name="T11"><text:s/>to update the layout. <text:s/></text:span></text:p>
          </text:deletion>
        </text:changed-region>
        <text:changed-region xml:id="ct66922816" text:id="ct66922816">
          <text:deletion>
            <office:change-info>
              <dc:creator>Stuart Baker</dc:creator>
              <dc:date>2018-09-01T12:48:00</dc:date>
            </office:change-info>
            <text:p text:style-name="P11"><text:span text:style-name="T10"/></text:p>
            <text:p text:style-name="P12">.</text:p>
          </text:deletion>
        </text:changed-region>
        <text:changed-region xml:id="ct66922592" text:id="ct66922592">
          <text:deletion>
            <office:change-info>
              <dc:creator>Bob Jacobsen</dc:creator>
              <dc:date>2013-04-07T10:16:00</dc:date>
            </office:change-info>
            <text:p text:style-name="P12"><text:span text:style-name="T8">The</text:span></text:p>
          </text:deletion>
        </text:changed-region>
        <text:changed-region xml:id="ct66922368" text:id="ct66922368">
          <text:deletion>
            <office:change-info>
              <dc:creator>Stuart Baker</dc:creator>
              <dc:date>2018-09-01T12:48:00</dc:date>
            </office:change-info>
            <text:p text:style-name="P12"><text:span text:style-name="T8"><text:s/>Set/Report Date even</text:span><text:span text:style-name="T12">t </text:span><text:span text:style-name="T8">A</text:span></text:p>
          </text:deletion>
        </text:changed-region>
        <text:changed-region xml:id="ct66922144" text:id="ct66922144">
          <text:deletion>
            <office:change-info>
              <dc:creator>Bob Jacobsen</dc:creator>
              <dc:date>2013-04-07T10:16:00</dc:date>
            </office:change-info>
            <text:p text:style-name="P12"><text:span text:style-name="T12">is</text:span></text:p>
          </text:deletion>
        </text:changed-region>
        <text:changed-region xml:id="ct66921920" text:id="ct66921920">
          <text:deletion>
            <office:change-info>
              <dc:creator>Stuart Baker</dc:creator>
              <dc:date>2018-09-01T12:48:00</dc:date>
            </office:change-info>
            <text:p text:style-name="P12"><text:span text:style-name="T12"><text:s/>produced when the date changes. The Set/Report shall be</text:span></text:p>
          </text:deletion>
        </text:changed-region>
        <text:changed-region xml:id="ct66921696" text:id="ct66921696">
          <text:deletion>
            <office:change-info>
              <dc:creator>Bob Jacobsen</dc:creator>
              <dc:date>2013-04-07T10:16:00</dc:date>
            </office:change-info>
            <text:p text:style-name="P12"><text:span text:style-name="T12">Date </text:span></text:p>
          </text:deletion>
        </text:changed-region>
        <text:changed-region xml:id="ct66921472" text:id="ct66921472">
          <text:deletion>
            <office:change-info>
              <dc:creator>Stuart Baker</dc:creator>
              <dc:date>2018-09-01T12:48:00</dc:date>
            </office:change-info>
            <text:p text:style-name="P12"><text:span text:style-name="T12">event Year </text:span></text:p>
          </text:deletion>
        </text:changed-region>
        <text:changed-region xml:id="ct66921248" text:id="ct66921248">
          <text:deletion>
            <office:change-info>
              <dc:creator>Bob Jacobsen</dc:creator>
              <dc:date>2013-04-07T10:16:00</dc:date>
            </office:change-info>
            <text:p text:style-name="P12"><text:span text:style-name="T12">is</text:span></text:p>
          </text:deletion>
        </text:changed-region>
        <text:changed-region xml:id="ct66921024" text:id="ct66921024">
          <text:deletion>
            <office:change-info>
              <dc:creator>Stuart Baker</dc:creator>
              <dc:date>2018-09-01T12:48:00</dc:date>
            </office:change-info>
            <text:p text:style-name="P12"><text:span text:style-name="T12"><text:s/>produced when the year changes.shall be</text:span></text:p>
          </text:deletion>
        </text:changed-region>
        <text:changed-region xml:id="ct66920800" text:id="ct66920800">
          <text:deletion>
            <office:change-info>
              <dc:creator>Bob Jacobsen</dc:creator>
              <dc:date>2013-04-06T22:55:00</dc:date>
            </office:change-info>
            <text:p text:style-name="P12"><text:s/>(Should these also be produced periodically? How often?)</text:p>
          </text:deletion>
        </text:changed-region>
        <text:changed-region xml:id="ct66920576" text:id="ct66920576">
          <text:deletion>
            <office:change-info>
              <dc:creator>Stuart Baker</dc:creator>
              <dc:date>2018-09-01T12:48:00</dc:date>
            </office:change-info>
            <text:p text:style-name="P12"><text:span text:style-name="T10"/></text:p>
            <text:p text:style-name="P11"/>
          </text:deletion>
        </text:changed-region>
        <text:changed-region xml:id="ct66920352" text:id="ct66920352">
          <text:deletion>
            <office:change-info>
              <dc:creator>Bob Jacobsen</dc:creator>
              <dc:date>2013-04-07T10:17:00</dc:date>
            </office:change-info>
            <text:p text:style-name="P11">C</text:p>
          </text:deletion>
        </text:changed-region>
        <text:changed-region xml:id="ct66920128" text:id="ct66920128">
          <text:deletion>
            <office:change-info>
              <dc:creator>Stuart Baker</dc:creator>
              <dc:date>2018-09-01T12:48:00</dc:date>
            </office:change-info>
            <text:p text:style-name="P11">lock producer nodes When c</text:p>
          </text:deletion>
        </text:changed-region>
        <text:changed-region xml:id="ct66919904" text:id="ct66919904">
          <text:deletion>
            <office:change-info>
              <dc:creator>Bob Jacobsen</dc:creator>
              <dc:date>2013-04-07T10:17:00</dc:date>
            </office:change-info>
            <text:p text:style-name="P11">shall produce</text:p>
          </text:deletion>
        </text:changed-region>
        <text:changed-region xml:id="ct66919680" text:id="ct66919680">
          <text:deletion>
            <office:change-info>
              <dc:creator>Stuart Baker</dc:creator>
              <dc:date>2018-09-01T12:48:00</dc:date>
            </office:change-info>
            <text:p text:style-name="P11">they may, but are not required to, update their internal state to the date in the event. <text:s/>a Set/Report Date event receive</text:p>
          </text:deletion>
        </text:changed-region>
        <text:changed-region xml:id="ct66417424" text:id="ct66417424">
          <text:deletion>
            <office:change-info>
              <dc:creator>Bob Jacobsen</dc:creator>
              <dc:date>2013-04-07T10:17:00</dc:date>
            </office:change-info>
            <text:p text:style-name="P11">f they receive one but </text:p>
          </text:deletion>
        </text:changed-region>
        <text:changed-region xml:id="ct66417200" text:id="ct66417200">
          <text:deletion>
            <office:change-info>
              <dc:creator>Stuart Baker</dc:creator>
              <dc:date>2018-09-01T12:48:00</dc:date>
            </office:change-info>
            <text:p text:style-name="P11">do not update their internal dateIf they </text:p>
          </text:deletion>
        </text:changed-region>
        <text:changed-region xml:id="ct66416976" text:id="ct66416976">
          <text:deletion>
            <office:change-info>
              <dc:creator>Bob Jacobsen</dc:creator>
              <dc:date>2013-04-07T10:17:00</dc:date>
            </office:change-info>
            <text:p text:style-name="P11">.</text:p>
          </text:deletion>
        </text:changed-region>
        <text:changed-region xml:id="ct66416752" text:id="ct66416752">
          <text:deletion>
            <office:change-info>
              <dc:creator>Stuart Baker</dc:creator>
              <dc:date>2018-09-01T12:48:00</dc:date>
            </office:change-info>
            <text:p text:style-name="P11"><text:span text:style-name="T10"/></text:p>
            <text:p text:style-name="P11"><text:s/>to the received one, they shall produce a Set/Report Date event with their current date.</text:p>
          </text:deletion>
        </text:changed-region>
        <text:changed-region xml:id="ct66203696" text:id="ct66203696">
          <text:deletion>
            <office:change-info>
              <dc:creator>Bob Jacobsen</dc:creator>
              <dc:date>2013-04-07T10:18:00</dc:date>
            </office:change-info>
            <text:p text:style-name="P11"><text:s/>Clock producer nodes shall produce a Set/Report Year event if they receive one but do not update their internal date.</text:p>
          </text:deletion>
        </text:changed-region>
        <text:changed-region xml:id="ct66917392" text:id="ct66917392">
          <text:deletion>
            <office:change-info>
              <dc:creator>Stuart Baker</dc:creator>
              <dc:date>2018-09-01T12:48:00</dc:date>
            </office:change-info>
            <text:p text:style-name="P11"><text:span text:style-name="T10"/></text:p>
            <text:p text:style-name="P11">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66917168" text:id="ct66917168">
          <text:deletion>
            <office:change-info>
              <dc:creator>Bob Jacobsen</dc:creator>
              <dc:date>2013-04-07T10:18:00</dc:date>
            </office:change-info>
            <text:p text:style-name="P11">is</text:p>
          </text:deletion>
        </text:changed-region>
        <text:changed-region xml:id="ct66916944" text:id="ct66916944">
          <text:deletion>
            <office:change-info>
              <dc:creator>Stuart Baker</dc:creator>
              <dc:date>2018-09-01T12:48:00</dc:date>
            </office:change-info>
            <text:p text:style-name="P11"><text:s/>produced every time the current time changes, e.g. every fast minute. <text:s/>shall be</text:p>
          </text:deletion>
        </text:changed-region>
        <text:changed-region xml:id="ct66916720" text:id="ct66916720">
          <text:deletion>
            <office:change-info>
              <dc:creator>Bob Jacobsen</dc:creator>
              <dc:date>2013-04-06T23:33:00</dc:date>
            </office:change-info>
            <text:p text:style-name="P11"><text:span text:style-name="T11">(Should it be periodically produced, e.g. every real minute, when the clock is stopped? That updates recent joiners, but it's nice to be able to stop all network traffic).</text:span></text:p>
          </text:deletion>
        </text:changed-region>
        <text:changed-region xml:id="ct66916496" text:id="ct66916496">
          <text:deletion>
            <office:change-info>
              <dc:creator>Stuart Baker</dc:creator>
              <dc:date>2018-09-01T12:48:00</dc:date>
            </office:change-info>
            <text:p text:style-name="P11"><text:s/></text:p>
            <text:p text:style-name="P11">When </text:p>
          </text:deletion>
        </text:changed-region>
        <text:changed-region xml:id="ct66916272" text:id="ct66916272">
          <text:deletion>
            <office:change-info>
              <dc:creator>Bob Jacobsen</dc:creator>
              <dc:date>2013-04-07T10:21:00</dc:date>
            </office:change-info>
            <text:p text:style-name="P11"><text:s/></text:p>
          </text:deletion>
        </text:changed-region>
        <text:changed-region xml:id="ct66916048" text:id="ct66916048">
          <text:deletion>
            <office:change-info>
              <dc:creator>Stuart Baker</dc:creator>
              <dc:date>2018-09-01T12:48:00</dc:date>
            </office:change-info>
            <text:p text:style-name="P11">a Set/Report Time event is received at a clock-producer node, it may, but is not required to, set the time in the clock producer node. If the time is not set, the current time event </text:p>
          </text:deletion>
        </text:changed-region>
        <text:changed-region xml:id="ct66915824" text:id="ct66915824">
          <text:deletion>
            <office:change-info>
              <dc:creator>Bob Jacobsen</dc:creator>
              <dc:date>2013-04-07T10:18:00</dc:date>
            </office:change-info>
            <text:p text:style-name="P11">is</text:p>
          </text:deletion>
        </text:changed-region>
        <text:changed-region xml:id="ct66915600" text:id="ct66915600">
          <text:deletion>
            <office:change-info>
              <dc:creator>Stuart Baker</dc:creator>
              <dc:date>2018-09-01T12:48:00</dc:date>
            </office:change-info>
            <text:p text:style-name="P11"><text:s/>produced immediately after.</text:p>
            <text:p text:style-name="P11">If a Set/Report Rate event is received, the clock-producer's rate shall be</text:p>
          </text:deletion>
        </text:changed-region>
        <text:changed-region xml:id="ct66915376" text:id="ct66915376">
          <text:deletion>
            <office:change-info>
              <dc:creator>Bob Jacobsen</dc:creator>
              <dc:date>2013-04-07T10:19:00</dc:date>
            </office:change-info>
            <text:p text:style-name="P11">is</text:p>
          </text:deletion>
        </text:changed-region>
        <text:changed-region xml:id="ct66915152" text:id="ct66915152">
          <text:deletion>
            <office:change-info>
              <dc:creator>Stuart Baker</dc:creator>
              <dc:date>2018-09-01T12:48:00</dc:date>
            </office:change-info>
            <text:p text:style-name="P11"><text:s/>set to the rate embedded in the event. may be, but is not required to be,</text:p>
          </text:deletion>
        </text:changed-region>
        <text:changed-region xml:id="ct66914928" text:id="ct66914928">
          <text:deletion>
            <office:change-info>
              <dc:creator>Bob Jacobsen</dc:creator>
              <dc:date>2013-04-07T10:41:00</dc:date>
            </office:change-info>
            <text:p text:style-name="P11">The run/stop bits are ignored. I</text:p>
          </text:deletion>
        </text:changed-region>
        <text:changed-region xml:id="ct66914704" text:id="ct66914704">
          <text:deletion>
            <office:change-info>
              <dc:creator>Stuart Baker</dc:creator>
              <dc:date>2018-09-01T12:48:00</dc:date>
            </office:change-info>
            <text:p text:style-name="P11">does not support the requested rate, it producer f the clock I</text:p>
          </text:deletion>
        </text:changed-region>
        <text:changed-region xml:id="ct66914480" text:id="ct66914480">
          <text:deletion>
            <office:change-info>
              <dc:creator>Bob Jacobsen</dc:creator>
              <dc:date>2013-04-07T10:19:00</dc:date>
            </office:change-info>
            <text:p text:style-name="P11">moves</text:p>
          </text:deletion>
        </text:changed-region>
        <text:changed-region xml:id="ct66913184" text:id="ct66913184">
          <text:deletion>
            <office:change-info>
              <dc:creator>Stuart Baker</dc:creator>
              <dc:date>2018-09-01T12:48:00</dc:date>
            </office:change-info>
            <text:p text:style-name="P11"><text:s/>to the closest non-zero supported rate, and produces a Set/Report Rate event containing the current rate. <text:s/>ll movesha</text:p>
          </text:deletion>
        </text:changed-region>
        <text:changed-region xml:id="ct66912960" text:id="ct66912960">
          <text:deletion>
            <office:change-info>
              <dc:creator>Bob Jacobsen</dc:creator>
              <dc:date>2013-04-07T10:20:00</dc:date>
            </office:change-info>
            <text:p text:style-name="P11">Rate can</text:p>
          </text:deletion>
        </text:changed-region>
        <text:changed-region xml:id="ct66912736" text:id="ct66912736">
          <text:deletion>
            <office:change-info>
              <dc:creator>Stuart Baker</dc:creator>
              <dc:date>2018-09-01T12:48:00</dc:date>
            </office:change-info>
            <text:p text:style-name="P11"><text:s/>be set while the clock is running or stopped. <text:s/>The rate may</text:p>
          </text:deletion>
        </text:changed-region>
        <text:changed-region xml:id="ct66912512" text:id="ct66912512">
          <text:deletion>
            <office:change-info>
              <dc:creator>Bob Jacobsen</dc:creator>
              <dc:date>2013-04-07T10:47:00</dc:date>
            </office:change-info>
            <text:p text:style-name="P11">The clock producer node may, but is not required to, produce a <text:s/>Set/Report Time immediately after the rate event is produced to ensure that all agree on the exact time. </text:p>
          </text:deletion>
        </text:changed-region>
        <text:changed-region xml:id="ct66912288" text:id="ct66912288">
          <text:deletion>
            <office:change-info>
              <dc:creator>Stuart Baker</dc:creator>
              <dc:date>2018-09-01T12:48:00</dc:date>
            </office:change-info>
            <text:p text:style-name="P11"><text:s/></text:p>
          </text:deletion>
        </text:changed-region>
        <text:changed-region xml:id="ct66912064" text:id="ct66912064">
          <text:deletion>
            <office:change-info>
              <dc:creator>Bob Jacobsen</dc:creator>
              <dc:date>2013-04-06T23:33:00</dc:date>
            </office:change-info>
            <text:p text:style-name="P11"><text:span text:style-name="T10"/></text:p>
            <text:p text:style-name="P13">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66910000" text:id="ct66910000">
          <text:deletion>
            <office:change-info>
              <dc:creator>Stuart Baker</dc:creator>
              <dc:date>2018-09-01T12:48:00</dc:date>
            </office:change-info>
            <text:p text:style-name="P13"><text:span text:style-name="T10"/></text:p>
            <text:h text:style-name="Heading_20_2" text:outline-level="2">Event Identification and Reporting</text:h>
            <text:p text:style-name="P14"/>
          </text:deletion>
        </text:changed-region>
        <text:changed-region xml:id="ct66909776" text:id="ct66909776">
          <text:deletion>
            <office:change-info>
              <dc:creator>Bob Jacobsen</dc:creator>
              <dc:date>2013-04-07T10:02:00</dc:date>
            </office:change-info>
            <text:p text:style-name="P14">When a clock producer node receives an Identify Events message, it replies with an <text:s/>IdentifyProducedRange and an IdentifyConsumedRange that covers the entire set of time event IDs.</text:p>
            <text:p text:style-name="P14">In addition, </text:p>
          </text:deletion>
        </text:changed-region>
        <text:changed-region xml:id="ct66909552" text:id="ct66909552">
          <text:deletion>
            <office:change-info>
              <dc:creator>Stuart Baker</dc:creator>
              <dc:date>2018-09-01T12:48:00</dc:date>
            </office:change-info>
            <text:p text:style-name="P14">the node When a clock producer node receives an Identify Events message, </text:p>
          </text:deletion>
        </text:changed-region>
        <text:changed-region xml:id="ct66671120" text:id="ct66671120">
          <text:deletion>
            <office:change-info>
              <dc:creator>Bob Jacobsen</dc:creator>
              <dc:date>2013-04-07T10:02:00</dc:date>
            </office:change-info>
            <text:p text:style-name="P14">will</text:p>
          </text:deletion>
        </text:changed-region>
        <text:changed-region xml:id="ct66670896" text:id="ct66670896">
          <text:deletion>
            <office:change-info>
              <dc:creator>Stuart Baker</dc:creator>
              <dc:date>2018-09-01T12:48:00</dc:date>
            </office:change-info>
            <text:p text:style-name="P14">An IdentifyProducedEvent message for the current rateAn IdentifyProducedEvent message for the current start or stop state, showing valid &amp; active</text:p>
            <text:list xml:id="list4024346881183106193" text:style-name="L2">
              <text:list-item>
                <text:p text:style-name="P15">An IdentifyProducedEvent message for the well-known event ID “Delivers Clock Protocol”</text:p>
              </text:list-item>
              <text:list-item>
                <text:p text:style-name="P16">A ProducerRangeIdentified that covers the entire set of time event IDs</text:p>
              </text:list-item>
              <text:list-item>
                <text:p text:style-name="P16">A ConsumedRangeIdentified that covers the entire set of time event IDs</text:p>
              </text:list-item>
            </text:list>
            <text:p text:style-name="P14">:</text:p>
            <text:p text:style-name="P14">, in order reply withshall</text:p>
          </text:deletion>
        </text:changed-region>
        <text:changed-region xml:id="ct66682272" text:id="ct66682272">
          <text:deletion>
            <office:change-info>
              <dc:creator>Bob Jacobsen</dc:creator>
              <dc:date>2013-04-06T23:34:00</dc:date>
            </office:change-info>
            <text:p text:style-name="P14"><text:s/>(and start/stop state?)</text:p>
          </text:deletion>
        </text:changed-region>
        <text:changed-region xml:id="ct66682048" text:id="ct66682048">
          <text:deletion>
            <office:change-info>
              <dc:creator>Stuart Baker</dc:creator>
              <dc:date>2018-09-01T12:48:00</dc:date>
            </office:change-info>
            <text:p text:style-name="P14">, showing valid &amp; active</text:p>
          </text:deletion>
        </text:changed-region>
        <text:changed-region xml:id="ct66690048" text:id="ct66690048">
          <text:deletion>
            <office:change-info>
              <dc:creator>Bob Jacobsen</dc:creator>
              <dc:date>2013-04-06T23:34:00</dc:date>
            </office:change-info>
            <text:p text:style-name="P14"><text:s text:c="2"/>(if start/stop not in the event, also a stop/start event for the valid case)</text:p>
          </text:deletion>
        </text:changed-region>
        <text:changed-region xml:id="ct66689824" text:id="ct66689824">
          <text:deletion>
            <office:change-info>
              <dc:creator>Stuart Baker</dc:creator>
              <dc:date>2018-09-01T12:48:00</dc:date>
            </office:change-info>
            <text:p text:style-name="P14"><text:span text:style-name="T10"/></text:p>
            <text:list xml:id="list131851149218277" text:continue-numbering="true" text:style-name="L2">
              <text:list-item>
                <text:p text:style-name="P16">An IdentifyProducedEvent message for the current year showing valid &amp; active</text:p>
              </text:list-item>
            </text:list>
            <text:list xml:id="list2179860055373545521" text:style-name="L3">
              <text:list-item>
                <text:p text:style-name="P17">An IdentifyProducedEvent message for the current date, showing valid &amp; active</text:p>
              </text:list-item>
            </text:list>
            <text:p text:style-name="P14">An IdentifyProducedEvent message for the current time, showing valid &amp; active</text:p>
          </text:deletion>
        </text:changed-region>
        <text:changed-region xml:id="ct66910752" text:id="ct66910752">
          <text:deletion>
            <office:change-info>
              <dc:creator>Bob Jacobsen</dc:creator>
              <dc:date>2013-04-06T23:35:00</dc:date>
            </office:change-info>
            <text:p text:style-name="P14"><text:span text:style-name="T10"/></text:p>
            <text:list xml:id="list131851468156645" text:continue-numbering="true" text:style-name="L3">
              <text:list-item>
                <text:p text:style-name="P17">An IdentifyProducedEvent message for the well-known event ID “Delivers Clock Protocol”</text:p>
              </text:list-item>
              <text:list-item>
                <text:p text:style-name="P17">All of the preceding may be in any order, but the given order is recommended. </text:p>
              </text:list-item>
            </text:list>
            <text:p text:style-name="P13">(There's actually an standards issue here – with the current coding, the Date events don't occupy more than half of the reported range)</text:p>
          </text:deletion>
        </text:changed-region>
        <text:changed-region xml:id="ct66910528" text:id="ct66910528">
          <text:deletion>
            <office:change-info>
              <dc:creator>Stuart Baker</dc:creator>
              <dc:date>2018-09-01T12:48:00</dc:date>
            </office:change-info>
            <text:p text:style-name="P13"><text:span text:style-name="T10"/></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14">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Introduction (Informative)</text:h>
      <text:p text:style-name="Text_20_body">A layout control bus can do a number of useful things with fast-time information:</text:p>
      <text:list xml:id="list2557301332130723713" text:style-name="L4">
        <text:list-item>
          <text:p text:style-name="P80">Connect a number of clock displays to keep them synchronized.</text:p>
        </text:list-item>
        <text:list-item>
          <text:p text:style-name="P80">Provide time displays on plug-in devices, e.g. throttles.</text:p>
        </text:list-item>
        <text:list-item>
          <text:p text:style-name="P80">Provide cueing for time-based occurrences, such as lights turning on and off at specific modeled times.</text:p>
        </text:list-item>
      </text:list>
      <text:p text:style-name="Text_20_body">Generally, existing fast clock systems have one unit that produces time information, <text:change-start text:change-id="ct66318736"/>here called a clock generator, <text:change-end text:change-id="ct66318736"/>and one or more units that consume it. Existing fast clock<text:change-start text:change-id="ct66318960"/> system<text:change-end text:change-id="ct66318960"/>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66320144"/><text:change-start text:change-id="ct66319632"/>clock generator<text:change-end text:change-id="ct66319632"/> or from other locations. Some fast clock systems broadcast run/stop and rate information, which can also be useful when interpolating within a fast-minute<text:change-start text:change-id="ct66321808"/> <text:span text:style-name="T1">or between time sync Events</text:span><text:change-end text:change-id="ct66321808"/>.</text:p>
      <text:p text:style-name="Text_20_body">OpenLCB broadcasts time information by producing Event IDs. <text:s/>Specific Event IDs correspond to specific times with the day, for example “08:10<text:change text:change-id="ct66320688"/>”, so that consumers can be taught to react to time-of-day. The year and date are handled separately<text:change text:change-id="ct66319184"/> for those installations that choose to use it.</text:p>
      <text:h text:style-name="Heading_20_1" text:outline-level="1">Intended Use (Informative)</text:h>
      <text:p text:style-name="Text_20_body">The primary use of this information is to display <text:change-start text:change-id="ct66324336"/><text:span text:style-name="T1">time</text:span><text:change-end text:change-id="ct66324336"/><text:change text:change-id="ct66324560"/> on clock faces around the layout.</text:p>
      <text:p text:style-name="P1">Since remote control of the fast clock is desired, a <text:change text:change-id="ct66022576"/><text:change-start text:change-id="ct66325376"/>protocol for setting<text:change-end text:change-id="ct66325376"/> <text:change-start text:change-id="ct66323312"/><text:span text:style-name="T1">up the time producer </text:span><text:change-end text:change-id="ct66323312"/>using produced and consumed events is defined. This makes it possible for throttles and other user-interface nodes 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66325936"/> <text:span text:style-name="T1">Most importantly, in this use case, the consuming node does not need to be aware that the event is related to </text:span><text:change-end text:change-id="ct66325936"/><text:change-start text:change-id="ct66328832"/><text:span text:style-name="T1">time.</text:span><text:change-end text:change-id="ct66328832"/></text:p>
      <text:h text:style-name="Heading_20_1" text:outline-level="1">References and Context (Normative)</text:h>
      <text:p text:style-name="Standard"><text:change-start text:change-id="ct66326160"/>This specification is in the context of the following OpenLCB-CAN Standards:<text:change-end text:change-id="ct66326160"/></text:p>
      <text:list xml:id="list1525078893450897672" text:style-name="L5">
        <text:list-item>
          <text:p text:style-name="P57"><text:soft-page-break/>OpenLCB Event Transport Standard<text:change-start text:change-id="ct66336224"/>, which defines messages for transporting Event IDs and identifying producers and consumers.</text:p>
        </text:list-item>
        <text:list-item>
          <text:p text:style-name="P57">The OpenLCB Event Identifiers Standard, which defines the format and content of Event IDs including the class of Well-Known Event IDs and Automatically-Routed Event IDs.<text:change-end text:change-id="ct66336224"/></text:p>
        </text:list-item>
        <text:list-item>
          <text:p text:style-name="P57">OpenLCB Unique Identifiers Standard<text:change-start text:change-id="ct66342416"/>, <text:span text:style-name="T5">which</text:span> defines the <text:span text:style-name="T36">allocation of OpenLCB 48-bit unique identifiers </text:span><text:change-end text:change-id="ct66342416"/></text:p>
        </text:list-item>
      </text:list>
      <text:p text:style-name="Standard">For more information on format and presentation, see: </text:p>
      <text:list xml:id="list4206636652347352788" text:style-name="L6">
        <text:list-item>
          <text:p text:style-name="P58">OpenLCB Common Information Technical Note</text:p>
        </text:list-item>
      </text:list>
      <text:h text:style-name="Heading_20_1" text:outline-level="1">Message Formats (Normative)</text:h>
      <text:p text:style-name="P2"><text:change-start text:change-id="ct66352352"/>This Standard defines a number of Event IDs.</text:p>
      <text:p text:style-name="P2"><text:change-end text:change-id="ct66352352"/><text:change text:change-id="ct66353408"/><text:change text:change-id="ct66353184"/><text:change text:change-id="ct66352960"/><text:change text:change-id="ct66352736"/><text:change-start text:change-id="ct66354112"/></text:p>
      <text:p text:style-name="P2">The upper six bytes of the event IDs defined in the following subsections shall be one of the following:</text:p>
      <text:list xml:id="list131852676471597" text:continue-list="list131851955775863" text:style-name="L1">
        <text:list-item>
          <text:p text:style-name="P3"><text:change-end text:change-id="ct66354112"/><text:change-start text:change-id="ct64674208"/>01.01.00.00.01.00 <text:change-end text:change-id="ct64674208"/><text:change-start text:change-id="ct66347280"/>–<text:change-end text:change-id="ct66347280"/><text:change-start text:change-id="ct66355424"/> referred to as “Default Fast Clock”</text:p>
        </text:list-item>
        <text:list-item>
          <text:p text:style-name="P3">01.01.00.00.01.01 <text:change-end text:change-id="ct66355424"/><text:change-start text:change-id="ct66355648"/>–<text:change-end text:change-id="ct66355648"/><text:change-start text:change-id="ct65942704"/> referred to as “Default Real-time Clock”</text:p>
        </text:list-item>
        <text:list-item>
          <text:p text:style-name="P3">01.01.00.00.01.02 <text:change-end text:change-id="ct65942704"/><text:change-start text:change-id="ct66323744"/>–<text:change-end text:change-id="ct66323744"/><text:change-start text:change-id="ct65943488"/> referred to as “Alternate Clock 1”</text:p>
        </text:list-item>
        <text:list-item>
          <text:p text:style-name="P3">01.01.00.00.01.<text:change-end text:change-id="ct65943488"/><text:change text:change-id="ct66357664"/><text:change text:change-id="ct66357440"/><text:change text:change-id="ct66356976"/><text:change-start text:change-id="ct66358272"/><text:span text:style-name="T22">03</text:span><text:change-end text:change-id="ct66358272"/><text:change-start text:change-id="ct66359440"/><text:span text:style-name="T22"> – referred to as “Alternate Clock 2”</text:span><text:change-end text:change-id="ct66359440"/><text:change-start text:change-id="ct66354880"/></text:p>
        </text:list-item>
        <text:list-item>
          <text:p text:style-name="P3"><text:change-end text:change-id="ct66354880"/><text:change-start text:change-id="ct66358736"/>a valid u<text:change-end text:change-id="ct66358736"/><text:change-start text:change-id="ct65945120"/>nique ID under the control of the manufacturer of the clock generator node</text:p>
        </text:list-item>
        <text:list-item>
          <text:p text:style-name="P3">a valid Unique ID under the control of the person or organization configuring the clock generator node <text:change-end text:change-id="ct65945120"/></text:p>
        </text:list-item>
      </text:list>
      <text:p text:style-name="P2"><text:change text:change-id="ct63776480"/><text:change-start text:change-id="ct66343680"/>The upper six bytes are referred to as the “Specific Upper Part” in the subsections below.<text:change-end text:change-id="ct66343680"/><text:change-start text:change-id="ct66360144"/> <text:span text:style-name="T1">In portions of this document, the “Specific Upper Part is also represented by the notation XX.XX.XX.XX.XX.XX.</text:span><text:change-end text:change-id="ct66360144"/></text:p>
      <text:h text:style-name="Heading_20_2" text:outline-level="2"><text:change text:change-id="ct66362032"/>Report Time Event ID<text:change text:change-id="ct66362256"/></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66385760"/><text:span text:style-name="T1">x00</text:span><text:change-end text:change-id="ct66385760"/>-<text:change-start text:change-id="ct66387344"/><text:span text:style-name="T1">0x17</text:span><text:change-end text:change-id="ct66387344"/><text:change text:change-id="ct6638756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text:change text:change-id="ct66363040"/>Report Date Event ID<text:change text:change-id="ct6636326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66406592"/><text:span text:style-name="T7">0x</text:span><text:change-end text:change-id="ct66406592"/><text:change-start text:change-id="ct66407984"/><text:span text:style-name="T6">2</text:span><text:change-end text:change-id="ct66407984"/><text:change text:change-id="ct66408208"/><text:change-start text:change-id="ct66409552"/><text:span text:style-name="T7">0+Month</text:span><text:change-end text:change-id="ct66409552"/><text:line-break/><text:change-start text:change-id="ct66411456"/><text:soft-page-break/><text:span text:style-name="T7">0x</text:span><text:change-end text:change-id="ct66411456"/><text:change-start text:change-id="ct66412688"/><text:span text:style-name="T6">2</text:span><text:change-end text:change-id="ct66412688"/><text:change text:change-id="ct66412912"/><text:change-start text:change-id="ct66414144"/><text:span text:style-name="T7">1-</text:span><text:change-end text:change-id="ct66414144"/><text:change text:change-id="ct66414368"/><text:change-start text:change-id="ct66415616"/><text:span text:style-name="T7">0x</text:span><text:change-end text:change-id="ct66415616"/><text:change-start text:change-id="ct66416528"/><text:span text:style-name="T6">2</text:span><text:change-end text:change-id="ct66416528"/><text:change text:change-id="ct66355872"/><text:change-start text:change-id="ct66417984"/><text:span text:style-name="T7">C</text:span><text:change-end text:change-id="ct66417984"/></text:p>
          </table:table-cell>
          <table:table-cell table:style-name="Table3.H2" office:value-type="string">
            <text:p text:style-name="P38"><text:change-start text:change-id="ct66419872"/>Day<text:line-break/><text:soft-page-break/>1-31<text:change-end text:change-id="ct66419872"/></text:p>
          </table:table-cell>
        </table:table-row>
      </table:table>
      <text:p text:style-name="P2">The upper nibble of byte 6 is <text:change-start text:change-id="ct66385040"/><text:span text:style-name="T1">2</text:span><text:change-end text:change-id="ct66385040"/><text:change text:change-id="ct66368544"/>, which can be used to distinguish this format.</text:p>
      <text:h text:style-name="Heading_20_2" text:outline-level="2"><text:change text:change-id="ct66415168"/>Report Year Event ID<text:change text:change-id="ct66392640"/></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66405168"/></text:p>
      <text:h text:style-name="Heading_20_2" text:outline-level="2"><text:change text:change-id="ct64448208"/>Report Rate Event ID<text:change text:change-id="ct6641121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66396368"/><text:span text:style-name="T1">4</text:span><text:change-end text:change-id="ct66396368"/><text:change text:change-id="ct66406048"/>000+Rate</text:p>
          </table:table-cell>
          <table:covered-table-cell/>
        </table:table-row>
      </table:table>
      <text:p text:style-name="P1"><text:change text:change-id="ct66429440"/>The upper nibble of byte 6 is <text:change-start text:change-id="ct66444944"/><text:span text:style-name="T1">4</text:span><text:change-end text:change-id="ct66444944"/><text:change text:change-id="ct66415840"/>, which can be used to distinguish this format. </text:p>
      <text:p text:style-name="P1">Rate is a 12 bit signed fixed point rrrrrrrrrr.rr, -511.75, -511.00, <text:span text:style-name="T28">…</text:span>, -1.00, <text:span text:style-name="T28">…</text:span>, -.025<text:change text:change-id="ct66388560"/><text:change-start text:change-id="ct66441504"/>, <text:change-end text:change-id="ct66441504"/><text:change-start text:change-id="ct66438032"/>0.0<text:change-end text:change-id="ct66438032"/>, 0.25, 0.50, ..., 511.75<text:change text:change-id="ct66451040"/><text:change text:change-id="ct66397488"/></text:p>
      <text:h text:style-name="P70" text:outline-level="2"><text:change-start text:change-id="ct66555728"/>Report Intermediate Time Event ID</text:h>
      <table:table table:name="Table7" table:style-name="Table7">
        <table:table-column table:style-name="Table7.A" table:number-columns-repeated="7"/>
        <table:table-column table:style-name="Table7.H"/>
        <table:table-header-rows>
          <table:table-row>
            <table:table-cell table:style-name="Table7.A1" office:value-type="string">
              <text:p text:style-name="P44">Byte 0</text:p>
            </table:table-cell>
            <table:table-cell table:style-name="Table7.A1" office:value-type="string">
              <text:p text:style-name="P44">Byte 1</text:p>
            </table:table-cell>
            <table:table-cell table:style-name="Table7.A1" office:value-type="string">
              <text:p text:style-name="P44">Byte 2</text:p>
            </table:table-cell>
            <table:table-cell table:style-name="Table7.A1" office:value-type="string">
              <text:p text:style-name="P44">Byte 3</text:p>
            </table:table-cell>
            <table:table-cell table:style-name="Table7.A1" office:value-type="string">
              <text:p text:style-name="P44">Byte 4</text:p>
            </table:table-cell>
            <table:table-cell table:style-name="Table7.A1" office:value-type="string">
              <text:p text:style-name="P44">Byte 5</text:p>
            </table:table-cell>
            <table:table-cell table:style-name="Table7.A1" office:value-type="string">
              <text:p text:style-name="P44">Byte 6</text:p>
            </table:table-cell>
            <table:table-cell table:style-name="Table7.H1" office:value-type="string">
              <text:p text:style-name="P44">Byte 7</text:p>
            </table:table-cell>
          </table:table-row>
        </table:table-header-rows>
        <table:table-row>
          <table:table-cell table:style-name="Table7.A2" table:number-columns-spanned="6" office:value-type="string">
            <text:p text:style-name="P41">Specific Upper Part</text:p>
          </table:table-cell>
          <table:covered-table-cell/>
          <table:covered-table-cell/>
          <table:covered-table-cell/>
          <table:covered-table-cell/>
          <table:covered-table-cell/>
          <table:table-cell table:style-name="Table7.A2" office:value-type="string">
            <text:p text:style-name="P40">Hours<text:line-break/><text:span text:style-name="T54">0x50-0x67</text:span></text:p>
          </table:table-cell>
          <table:table-cell table:style-name="Table7.H2" office:value-type="string">
            <text:p text:style-name="P40">Minutes<text:line-break/>0-59</text:p>
          </table:table-cell>
        </table:table-row>
      </table:table>
      <text:p text:style-name="P7"><text:span text:style-name="T37">The upper nibble of byte 6 is only </text:span><text:span text:style-name="T38">5</text:span><text:span text:style-name="T37"> or </text:span><text:span text:style-name="T38">6</text:span><text:span text:style-name="T37">, which can be used to distinguish this format.</text:span></text:p>
      <text:h text:style-name="P64" text:outline-level="2">Set Time Event ID</text:h>
      <table:table table:name="Table8" table:style-name="Table8">
        <table:table-column table:style-name="Table8.A" table:number-columns-repeated="7"/>
        <table:table-column table:style-name="Table8.H"/>
        <table:table-header-rows>
          <table:table-row>
            <table:table-cell table:style-name="Table8.A1" office:value-type="string">
              <text:p text:style-name="P44">Byte 0</text:p>
            </table:table-cell>
            <table:table-cell table:style-name="Table8.A1" office:value-type="string">
              <text:p text:style-name="P44">Byte 1</text:p>
            </table:table-cell>
            <table:table-cell table:style-name="Table8.A1" office:value-type="string">
              <text:p text:style-name="P44">Byte 2</text:p>
            </table:table-cell>
            <table:table-cell table:style-name="Table8.A1" office:value-type="string">
              <text:p text:style-name="P44">Byte 3</text:p>
            </table:table-cell>
            <table:table-cell table:style-name="Table8.A1" office:value-type="string">
              <text:p text:style-name="P44">Byte 4</text:p>
            </table:table-cell>
            <table:table-cell table:style-name="Table8.A1" office:value-type="string">
              <text:p text:style-name="P44">Byte 5</text:p>
            </table:table-cell>
            <table:table-cell table:style-name="Table8.A1" office:value-type="string">
              <text:p text:style-name="P44">Byte 6</text:p>
            </table:table-cell>
            <table:table-cell table:style-name="Table8.H1" office:value-type="string">
              <text:p text:style-name="P44">Byte 7</text:p>
            </table:table-cell>
          </table:table-row>
        </table:table-header-rows>
        <table:table-row>
          <table:table-cell table:style-name="Table8.A2" table:number-columns-spanned="6" office:value-type="string">
            <text:p text:style-name="P41">Specific Upper Part</text:p>
          </table:table-cell>
          <table:covered-table-cell/>
          <table:covered-table-cell/>
          <table:covered-table-cell/>
          <table:covered-table-cell/>
          <table:covered-table-cell/>
          <table:table-cell table:style-name="Table8.A2" office:value-type="string">
            <text:p text:style-name="P40">Hours<text:line-break/><text:span text:style-name="T54">0x80+97</text:span></text:p>
          </table:table-cell>
          <table:table-cell table:style-name="Table8.H2" office:value-type="string">
            <text:p text:style-name="P40">Minutes<text:line-break/>0-59</text:p>
          </table:table-cell>
        </table:table-row>
      </table:table>
      <text:p text:style-name="P7"><text:span text:style-name="T37">The upper nibble of byte 6 is only </text:span><text:span text:style-name="T39">8</text:span><text:span text:style-name="T37"> or </text:span><text:span text:style-name="T40">9</text:span><text:span text:style-name="T37">, which can be used to distinguish this format.</text:span></text:p>
      <text:h text:style-name="P6" text:outline-level="2"><text:soft-page-break/><text:span text:style-name="T54">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44">Byte 0</text:p>
            </table:table-cell>
            <table:table-cell table:style-name="Table9.A1" office:value-type="string">
              <text:p text:style-name="P44">Byte 1</text:p>
            </table:table-cell>
            <table:table-cell table:style-name="Table9.A1" office:value-type="string">
              <text:p text:style-name="P44">Byte 2</text:p>
            </table:table-cell>
            <table:table-cell table:style-name="Table9.A1" office:value-type="string">
              <text:p text:style-name="P44">Byte 3</text:p>
            </table:table-cell>
            <table:table-cell table:style-name="Table9.A1" office:value-type="string">
              <text:p text:style-name="P44">Byte 4</text:p>
            </table:table-cell>
            <table:table-cell table:style-name="Table9.A1" office:value-type="string">
              <text:p text:style-name="P44">Byte 5</text:p>
            </table:table-cell>
            <table:table-cell table:style-name="Table9.A1" office:value-type="string">
              <text:p text:style-name="P44">Byte 6</text:p>
            </table:table-cell>
            <table:table-cell table:style-name="Table9.H1" office:value-type="string">
              <text:p text:style-name="P44">Byte 7</text:p>
            </table:table-cell>
          </table:table-row>
        </table:table-header-rows>
        <table:table-row>
          <table:table-cell table:style-name="Table9.A2" table:number-columns-spanned="6" office:value-type="string">
            <text:p text:style-name="P41">Specific Upper Part</text:p>
          </table:table-cell>
          <table:covered-table-cell/>
          <table:covered-table-cell/>
          <table:covered-table-cell/>
          <table:covered-table-cell/>
          <table:covered-table-cell/>
          <table:table-cell table:style-name="Table9.A2" office:value-type="string">
            <text:p text:style-name="P41"><text:span text:style-name="T7">0x</text:span><text:span text:style-name="T31">A</text:span><text:span text:style-name="T7">0+Month</text:span><text:line-break/><text:span text:style-name="T7">0x</text:span><text:span text:style-name="T31">A</text:span><text:span text:style-name="T7">1-0x</text:span><text:span text:style-name="T31">A</text:span><text:span text:style-name="T7">C</text:span></text:p>
          </table:table-cell>
          <table:table-cell table:style-name="Table9.H2" office:value-type="string">
            <text:p text:style-name="P39">Day<text:line-break/>1-31</text:p>
          </table:table-cell>
        </table:table-row>
      </table:table>
      <text:p text:style-name="P27">The upper nibble of byte 6 is <text:span text:style-name="T53">A</text:span>, which can be used to distinguish this format.</text:p>
      <text:h text:style-name="P6"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44">Byte 0</text:p>
            </table:table-cell>
            <table:table-cell table:style-name="Table10.A1" office:value-type="string">
              <text:p text:style-name="P44">Byte 1</text:p>
            </table:table-cell>
            <table:table-cell table:style-name="Table10.A1" office:value-type="string">
              <text:p text:style-name="P44">Byte 2</text:p>
            </table:table-cell>
            <table:table-cell table:style-name="Table10.A1" office:value-type="string">
              <text:p text:style-name="P44">Byte 3</text:p>
            </table:table-cell>
            <table:table-cell table:style-name="Table10.A1" office:value-type="string">
              <text:p text:style-name="P44">Byte 4</text:p>
            </table:table-cell>
            <table:table-cell table:style-name="Table10.A1" office:value-type="string">
              <text:p text:style-name="P44">Byte 5</text:p>
            </table:table-cell>
            <table:table-cell table:style-name="Table10.A1" office:value-type="string">
              <text:p text:style-name="P44">Byte 6</text:p>
            </table:table-cell>
            <table:table-cell table:style-name="Table10.H1" office:value-type="string">
              <text:p text:style-name="P44">Byte 7</text:p>
            </table:table-cell>
          </table:table-row>
        </table:table-header-rows>
        <table:table-row>
          <table:table-cell table:style-name="Table10.A2" table:number-columns-spanned="6" office:value-type="string">
            <text:p text:style-name="P41">Specific Upper Part</text:p>
          </table:table-cell>
          <table:covered-table-cell/>
          <table:covered-table-cell/>
          <table:covered-table-cell/>
          <table:covered-table-cell/>
          <table:covered-table-cell/>
          <table:table-cell table:style-name="Table10.G2" table:number-columns-spanned="2" office:value-type="string">
            <text:p text:style-name="P41">0x<text:span text:style-name="T54">B</text:span>000+Year</text:p>
            <text:p text:style-name="P41">0x<text:span text:style-name="T54">B</text:span>000-0x<text:span text:style-name="T54">B</text:span>FFF</text:p>
          </table:table-cell>
          <table:covered-table-cell/>
        </table:table-row>
      </table:table>
      <text:p text:style-name="P27">The upper nibble of byte 6 is <text:span text:style-name="T53">B</text:span>, which can be used to distinguish this format. </text:p>
      <text:p text:style-name="P27">The lower twelve bits are the year, 0AD to 4095AD. </text:p>
      <text:h text:style-name="P6" text:outline-level="2"><text:span text:style-name="T54">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44">Byte 0</text:p>
            </table:table-cell>
            <table:table-cell table:style-name="Table11.A1" office:value-type="string">
              <text:p text:style-name="P44">Byte 1</text:p>
            </table:table-cell>
            <table:table-cell table:style-name="Table11.A1" office:value-type="string">
              <text:p text:style-name="P44">Byte 2</text:p>
            </table:table-cell>
            <table:table-cell table:style-name="Table11.A1" office:value-type="string">
              <text:p text:style-name="P44">Byte 3</text:p>
            </table:table-cell>
            <table:table-cell table:style-name="Table11.A1" office:value-type="string">
              <text:p text:style-name="P44">Byte 4</text:p>
            </table:table-cell>
            <table:table-cell table:style-name="Table11.A1" office:value-type="string">
              <text:p text:style-name="P44">Byte 5</text:p>
            </table:table-cell>
            <table:table-cell table:style-name="Table11.A1" office:value-type="string">
              <text:p text:style-name="P44">Byte 6</text:p>
            </table:table-cell>
            <table:table-cell table:style-name="Table11.H1" office:value-type="string">
              <text:p text:style-name="P44">Byte 7</text:p>
            </table:table-cell>
          </table:table-row>
        </table:table-header-rows>
        <table:table-row>
          <table:table-cell table:style-name="Table11.A2" table:number-columns-spanned="6" office:value-type="string">
            <text:p text:style-name="P41">Specific Upper Part</text:p>
          </table:table-cell>
          <table:covered-table-cell/>
          <table:covered-table-cell/>
          <table:covered-table-cell/>
          <table:covered-table-cell/>
          <table:covered-table-cell/>
          <table:table-cell table:style-name="Table11.G2" table:number-columns-spanned="2" office:value-type="string">
            <text:p text:style-name="P41">0x<text:span text:style-name="T54">C</text:span>000+Rate</text:p>
          </table:table-cell>
          <table:covered-table-cell/>
        </table:table-row>
      </table:table>
      <text:p text:style-name="Standard"><text:span text:style-name="T37">The upper nibble of byte 6 is </text:span><text:span text:style-name="T40">C</text:span><text:span text:style-name="T37">, which can be used to distinguish this format.</text:span></text:p>
      <text:h text:style-name="P71" text:outline-level="2"><text:span text:style-name="T34">Latch Settings</text:span><text:span text:style-name="T8"> Event ID</text:span></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45">Byte 0</text:p>
            </table:table-cell>
            <table:table-cell table:style-name="Table12.A1" office:value-type="string">
              <text:p text:style-name="P45">Byte 1</text:p>
            </table:table-cell>
            <table:table-cell table:style-name="Table12.A1" office:value-type="string">
              <text:p text:style-name="P45">Byte 2</text:p>
            </table:table-cell>
            <table:table-cell table:style-name="Table12.A1" office:value-type="string">
              <text:p text:style-name="P45">Byte 3</text:p>
            </table:table-cell>
            <table:table-cell table:style-name="Table12.A1" office:value-type="string">
              <text:p text:style-name="P45">Byte 4</text:p>
            </table:table-cell>
            <table:table-cell table:style-name="Table12.A1" office:value-type="string">
              <text:p text:style-name="P45">Byte 5</text:p>
            </table:table-cell>
            <table:table-cell table:style-name="Table12.A1" office:value-type="string">
              <text:p text:style-name="P45">Byte 6</text:p>
            </table:table-cell>
            <table:table-cell table:style-name="Table12.H1" office:value-type="string">
              <text:p text:style-name="P45">Byte 7</text:p>
            </table:table-cell>
          </table:table-row>
        </table:table-header-rows>
        <table:table-row>
          <table:table-cell table:style-name="Table12.A2" table:number-columns-spanned="6" office:value-type="string">
            <text:p text:style-name="P42">Specific Upper Part</text:p>
          </table:table-cell>
          <table:covered-table-cell/>
          <table:covered-table-cell/>
          <table:covered-table-cell/>
          <table:covered-table-cell/>
          <table:covered-table-cell/>
          <table:table-cell table:style-name="Table12.G2" table:number-columns-spanned="2" office:value-type="string">
            <text:p text:style-name="P42">0x<text:span text:style-name="T53">F000</text:span></text:p>
          </table:table-cell>
          <table:covered-table-cell/>
        </table:table-row>
      </table:table>
      <text:p text:style-name="P36"><text:span text:style-name="T37">The upper nibble of byte 6 is </text:span><text:span text:style-name="T67">F</text:span><text:span text:style-name="T37">, which can be used to distinguish this format. </text:span></text:p>
      <text:h text:style-name="P6" text:outline-level="2"><text:change-end text:change-id="ct66555728"/>Stop/Start <text:change-start text:change-id="ct66277104"/><text:span text:style-name="T1">Event ID</text:span><text:change-end text:change-id="ct66277104"/><text:change text:change-id="ct66286784"/><text:change text:change-id="ct66597216"/></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6001</text:p>
            <text:p text:style-name="Table_20_Contents">Start 0x6002</text:p>
          </table:table-cell>
          <table:covered-table-cell/>
        </table:table-row>
      </table:table>
      <text:p text:style-name="P2">The upper nibble of byte 6 is <text:change text:change-id="ct66533552"/><text:change-start text:change-id="ct66610816"/>6<text:change-end text:change-id="ct66610816"/>, which can be used to distinguish this format.<text:change-start text:change-id="ct66617392"/></text:p>
      <text:h text:style-name="P66" text:outline-level="2"><text:soft-page-break/>Undefined/Reserved <text:span text:style-name="T68">Event ID’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45">Byte 0</text:p>
            </table:table-cell>
            <table:table-cell table:style-name="Table13.A1" office:value-type="string">
              <text:p text:style-name="P45">Byte 1</text:p>
            </table:table-cell>
            <table:table-cell table:style-name="Table13.A1" office:value-type="string">
              <text:p text:style-name="P45">Byte 2</text:p>
            </table:table-cell>
            <table:table-cell table:style-name="Table13.A1" office:value-type="string">
              <text:p text:style-name="P45">Byte 3</text:p>
            </table:table-cell>
            <table:table-cell table:style-name="Table13.A1" office:value-type="string">
              <text:p text:style-name="P45">Byte 4</text:p>
            </table:table-cell>
            <table:table-cell table:style-name="Table13.A1" office:value-type="string">
              <text:p text:style-name="P45">Byte 5</text:p>
            </table:table-cell>
            <table:table-cell table:style-name="Table13.A1" office:value-type="string">
              <text:p text:style-name="P45">Byte 6</text:p>
            </table:table-cell>
            <table:table-cell table:style-name="Table13.H1" office:value-type="string">
              <text:p text:style-name="P45">Byte 7</text:p>
            </table:table-cell>
          </table:table-row>
        </table:table-header-rows>
        <table:table-row>
          <table:table-cell table:style-name="Table13.A2" table:number-columns-spanned="6" office:value-type="string">
            <text:p text:style-name="P42">Specific Upper Part</text:p>
          </table:table-cell>
          <table:covered-table-cell/>
          <table:covered-table-cell/>
          <table:covered-table-cell/>
          <table:covered-table-cell/>
          <table:covered-table-cell/>
          <table:table-cell table:style-name="Table13.G2" table:number-columns-spanned="2" office:value-type="string">
            <text:p text:style-name="P43">All byte 6 and byte 7 values not defined above</text:p>
          </table:table-cell>
          <table:covered-table-cell/>
        </table:table-row>
      </table:table>
      <text:p text:style-name="P8"><text:change-end text:change-id="ct66617392"/><text:change text:change-id="ct66599152"/><text:change text:change-id="ct66602768"/><text:change-start text:change-id="ct63730384"/>All undefined byte 6 and byte 7 values are reserved for future use. <text:span text:style-name="T67">They shall not be sent. If received, they shall be ignored.</text:span><text:change-end text:change-id="ct63730384"/></text:p>
      <text:h text:style-name="Heading_20_1" text:outline-level="1">States (Normative)</text:h>
      <text:p text:style-name="Standard">Each clock has an independent <text:change-start text:change-id="ct66608784"/>current time, independent <text:change-end text:change-id="ct66608784"/>running/stopped state and an independent rate.</text:p>
      <text:p text:style-name="Standard">When the clock is in stopped state, its <text:change text:change-id="ct63742272"/>time is not changing.</text:p>
      <text:p text:style-name="Standard">When the clock is in running state, its internal time is advancing (rate X) as fast as normal time. <text:s/></text:p>
      <text:h text:style-name="Heading_20_1" text:outline-level="1">Interactions (Normative)</text:h>
      <text:p text:style-name="P30"><text:change-start text:change-id="ct66685008"/><text:span text:style-name="T37">In order to ensure that time is only </text:span><text:span text:style-name="T43">ever represented</text:span><text:span text:style-name="T37"> as an atomic operation, changes in Rate, Year, </text:span><text:span text:style-name="T44">and/</text:span><text:span text:style-name="T45">or </text:span><text:span text:style-name="T37">Date </text:span><text:span text:style-name="T44">may optionally </text:span><text:span text:style-name="T37">become valid </text:span><text:span text:style-name="T46">upon reception of the next</text:span><text:span text:style-name="T37"> Report Time Event </text:span><text:span text:style-name="T46">or Report Intermediate Time Event</text:span><text:span text:style-name="T44">.</text:span></text:p>
      <text:h text:style-name="P67" text:outline-level="2">Startup</text:h>
      <text:p text:style-name="P31"><text:span text:style-name="T55">When a clock generator starts to operate, it shall send a Producer </text:span>Range <text:span text:style-name="T55">Identified message covering the whole </text:span>16-bit range of the clock’s 6-byte “Specific Upper Part”. <text:span text:style-name="T56">Additionally, the clock generator shall send a Producer Identified as Currently Valid message </text:span><text:span text:style-name="T27">for either the Stop Event ID or the Start Event ID corresponding with its current start/stop state. </text:span><text:span text:style-name="T56">Cock consumers shall send either a Consumer Range Identified message covering the </text:span>whole 16-bit range of the clock’s 6-byte “Specific Upper Part” <text:span text:style-name="T57">or individual Consumer Identified messages for each individual time event consumed.</text:span></text:p>
      <text:h text:style-name="P81" text:outline-level="3"><text:bookmark-start text:name="__RefHeading___Toc4920_843294464"/>Clock Generator<text:bookmark-end text:name="__RefHeading___Toc4920_843294464"/></text:h>
      <text:p text:style-name="P31">When a clock on a clock generator is started (from a previously stopped or power up state), <text:span text:style-name="T58">upon reception of a Latch Settings Event, or upon reception of a Identify producer message for</text:span><text:span text:style-name="T41"> the Event ID XX.XX.XX.XX.XX.XX.00.00</text:span>, it shall produce the following events in the following specific order representing a single atomic time:</text:p>
      <text:list xml:id="list5225278153874524501" text:style-name="L7">
        <text:list-item>
          <text:p text:style-name="P59">Report Rate</text:p>
        </text:list-item>
        <text:list-item>
          <text:p text:style-name="P59">Report Year</text:p>
        </text:list-item>
        <text:list-item>
          <text:p text:style-name="P59">Report Date</text:p>
        </text:list-item>
        <text:list-item>
          <text:p text:style-name="P60">One of the following events</text:p>
          <text:list>
            <text:list-item>
              <text:p text:style-name="P59">Report <text:span text:style-name="T59">Intermediate </text:span>Time, <text:span text:style-name="T60">if the seconds count is not equal to zero</text:span></text:p>
            </text:list-item>
            <text:list-item>
              <text:p text:style-name="P61"><text:soft-page-break/>Report Time, <text:span text:style-name="T60">if the seconds count is equal to zero</text:span></text:p>
            </text:list-item>
          </text:list>
        </text:list-item>
        <text:list-item>
          <text:p text:style-name="P61">Report Time (continuously <text:span text:style-name="T61">as described in section </text:span><text:span text:style-name="T61"><text:bookmark-ref text:reference-format="chapter" text:ref-name="__RefHeading___Toc9049_843294464">6.2</text:bookmark-ref></text:span><text:span text:style-name="T61"> </text:span><text:span text:style-name="T61"><text:bookmark-ref text:reference-format="direction" text:ref-name="__RefHeading___Toc9049_843294464">below</text:bookmark-ref></text:span>, <text:span text:style-name="T62">only if clock is running</text:span>)</text:p>
        </text:list-item>
      </text:list>
      <text:h text:style-name="P81" text:outline-level="3">Clock Consumer</text:h>
      <text:p text:style-name="P32">A clock consumer can request the current running <text:span text:style-name="T56">state of</text:span> a clock by sending an Identify Producer message for either of the Start or Stop Clock Events. <text:s/>If a clock generator for the given clock exists, it shall respond with the <text:span text:style-name="T63">corresponding Producer Identified as currently Valid or Invalid as appropriate.</text:span></text:p>
      <text:h text:style-name="P68" text:outline-level="2"><text:bookmark-start text:name="__RefHeading___Toc9049_843294464"/>Clock Report<text:bookmark-end text:name="__RefHeading___Toc9049_843294464"/></text:h>
      <text:p text:style-name="P33"><text:span text:style-name="T47">I</text:span><text:span text:style-name="T37">f no consumer of a given clock event has been identified, the clock generator is not required to produce it.</text:span></text:p>
      <text:p text:style-name="P34"><text:span text:style-name="T47">W</text:span><text:span text:style-name="T37">hile running, a clock generator shall send a Report Time </text:span><text:span text:style-name="T47">E</text:span><text:span text:style-name="T37">vent </text:span><text:span text:style-name="T48">no more frequently than</text:span><text:span text:style-name="T49"> </text:span><text:span text:style-name="T37">once per real world minute </text:span><text:span text:style-name="T47">with the following exceptions:</text:span></text:p>
      <text:list xml:id="list1647626952120489603" text:style-name="L8">
        <text:list-item>
          <text:p text:style-name="P62">When the <text:span text:style-name="T64">t</text:span>ime rolls over to hour 0 and minute 0, the <text:span text:style-name="T64">entire in order sequence described in section </text:span><text:span text:style-name="T64"><text:bookmark-ref text:reference-format="chapter" text:ref-name="__RefHeading___Toc4920_843294464">6.1.1</text:bookmark-ref></text:span><text:span text:style-name="T64"> </text:span><text:span text:style-name="T64"><text:bookmark-ref text:reference-format="direction" text:ref-name="__RefHeading___Toc4920_843294464">above</text:bookmark-ref></text:span><text:span text:style-name="T64">. <text:s/>This ensures that the year and date are correctly reflected as a result of the rollover.</text:span></text:p>
        </text:list-item>
        <text:list-item>
          <text:p text:style-name="P62">The clock generator has previously received a Consumer Identified message for a specific Report <text:span text:style-name="T65">Year, Date, or T</text:span>ime Event, in which case it will <text:span text:style-name="T28">always generate this event when appropriate.</text:span></text:p>
        </text:list-item>
      </text:list>
      <text:p text:style-name="P34"><text:span text:style-name="T50">It is the responsibility of clock consumer</text:span><text:span text:style-name="T46">s</text:span><text:span text:style-name="T50"> to keep track of intermediate time between Report Time Events. </text:span><text:span text:style-name="T51">The standard purposely does not define how a clock consumer internally implements time. <text:s/></text:span><text:span text:style-name="T46">If a clock consumer wants to get the </text:span><text:span text:style-name="T52">current time in minute resolution, it shall do so by sending an </text:span><text:span text:style-name="T46">Identify Producer message </text:span><text:span text:style-name="T52">using the Event ID <text:s/></text:span><text:span text:style-name="T42">XX.XX.XX.XX.XX.XX.50.00.</text:span></text:p>
      <text:h text:style-name="P69" text:outline-level="2">Cock Set</text:h>
      <text:p text:style-name="P28">Any node may <text:span text:style-name="T66">configure</text:span> a clock generator. It is not a requirement that a clock generator support the capability to change its <text:span text:style-name="T54">configuration </text:span>using events. <text:span text:style-name="T58">If Set Rate, Set Year, Set Date, and/or Set Time Event(s) are received, the clock generator does not make the change effective until a Latch Settings Event is received. <text:s/>Upon receiving a Latch Settings Event, the entire in order sequence described in section </text:span><text:span text:style-name="T58"><text:bookmark-ref text:reference-format="number" text:ref-name="__RefHeading___Toc4920_843294464">6.1.1</text:bookmark-ref></text:span><text:span text:style-name="T58"> </text:span><text:span text:style-name="T58"><text:bookmark-ref text:reference-format="direction" text:ref-name="__RefHeading___Toc4920_843294464">above</text:bookmark-ref></text:span><text:span text:style-name="T58"> shall be sent by the clock generator.</text:span></text:p>
      <text:p text:style-name="P10"><text:span text:style-name="T35">If a Set Rate Event is received by the clock generator, the clock generator's rate may be, but is not required to be, set to the rate embedded in the event. If the clock producer does not support the requested rate, it shall move to the closest non-zero supported rate. <text:s/>The clock-generator shall subsequently, send the entire in order sequence described in section </text:span><text:span text:style-name="T35"><text:bookmark-ref text:reference-format="number" text:ref-name="__RefHeading___Toc4920_843294464">6.1.1</text:bookmark-ref></text:span><text:span text:style-name="T35"> </text:span><text:span text:style-name="T35"><text:bookmark-ref text:reference-format="direction" text:ref-name="__RefHeading___Toc4920_843294464">above</text:bookmark-ref></text:span><text:span text:style-name="T35">. The rate may be set while the clock is running or stopped.</text:span><text:change-end text:change-id="ct66685008"/><text:change text:change-id="ct66925728"/><text:change text:change-id="ct66925504"/><text:change text:change-id="ct66925280"/><text:change text:change-id="ct66925056"/><text:change text:change-id="ct66924832"/><text:change text:change-id="ct66924608"/><text:change text:change-id="ct66924384"/><text:change text:change-id="ct66924160"/><text:change text:change-id="ct66923936"/><text:change text:change-id="ct66923712"/><text:change text:change-id="ct66923488"/><text:change text:change-id="ct66923264"/><text:change text:change-id="ct66923040"/><text:change text:change-id="ct66922816"/><text:change text:change-id="ct66922592"/><text:change text:change-id="ct66922368"/><text:change text:change-id="ct66922144"/><text:change text:change-id="ct66921920"/><text:change text:change-id="ct66921696"/><text:change text:change-id="ct66921472"/><text:change text:change-id="ct66921248"/><text:change text:change-id="ct66921024"/><text:change text:change-id="ct66920800"/><text:change text:change-id="ct66920576"/><text:change text:change-id="ct66920352"/><text:change text:change-id="ct66920128"/><text:change text:change-id="ct66919904"/><text:change text:change-id="ct66919680"/><text:change text:change-id="ct66417424"/><text:change text:change-id="ct66417200"/><text:change text:change-id="ct66416976"/><text:change text:change-id="ct66416752"/><text:change text:change-id="ct66203696"/><text:change text:change-id="ct66917392"/><text:change text:change-id="ct66917168"/><text:change text:change-id="ct66916944"/><text:change text:change-id="ct66916720"/><text:change text:change-id="ct66916496"/><text:change text:change-id="ct66916272"/><text:change text:change-id="ct66916048"/><text:change text:change-id="ct66915824"/><text:change text:change-id="ct66915600"/><text:change text:change-id="ct66915376"/><text:change text:change-id="ct66915152"/><text:change text:change-id="ct66914928"/><text:change text:change-id="ct66914704"/><text:change text:change-id="ct66914480"/><text:change text:change-id="ct66913184"/><text:change text:change-id="ct66912960"/><text:change text:change-id="ct66912736"/><text:change text:change-id="ct66912512"/><text:change text:change-id="ct66912288"/><text:change text:change-id="ct66912064"/><text:change text:change-id="ct66910000"/><text:change text:change-id="ct66909776"/><text:change text:change-id="ct66909552"/><text:change text:change-id="ct66671120"/><text:change text:change-id="ct66670896"/><text:change text:change-id="ct66682272"/><text:change text:change-id="ct66682048"/><text:change text:change-id="ct66690048"/><text:change text:change-id="ct66689824"/><text:change text:change-id="ct66910752"/><text:change text:change-id="ct66910528"/></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Message Formats (Normative)<text:tab/>2</text:p>
          <text:p text:style-name="P46"><text:s/>4.1 Report Time Event ID<text:tab/>2</text:p>
          <text:p text:style-name="P46"><text:s/>4.2 Report Date Event ID<text:tab/>2</text:p>
          <text:p text:style-name="P46"><text:s/>4.3 Report Year Event ID<text:tab/>3</text:p>
          <text:p text:style-name="P46"><text:s/>4.4 Report Rate Event ID<text:tab/>3</text:p>
          <text:p text:style-name="P46"><text:s/>4.5 Report Intermediate Time Event ID<text:tab/>3</text:p>
          <text:p text:style-name="P46"><text:s/>4.6 Set Time Event ID<text:tab/>3</text:p>
          <text:p text:style-name="P46"><text:s/>4.7 Set Date Event ID<text:tab/>4</text:p>
          <text:p text:style-name="P46"><text:s/>4.8 Set Year Event ID<text:tab/>4</text:p>
          <text:p text:style-name="P46"><text:s/>4.9 Set Rate Event ID<text:tab/>4</text:p>
          <text:p text:style-name="P46"><text:s/>4.10 <text:span text:style-name="T8">Latch Settings Event ID</text:span><text:tab/>4</text:p>
          <text:p text:style-name="P46"><text:s/>4.11 Stop/Start Event ID<text:tab/>4</text:p>
          <text:p text:style-name="P46"><text:s/>4.12 Undefined/Reserved Event ID’s<text:tab/>5</text:p>
          <text:p text:style-name="P47"><text:s/>5 States (Normative)<text:tab/>5</text:p>
          <text:p text:style-name="P47"><text:s/>6 Interactions (Normative)<text:tab/>5</text:p>
          <text:p text:style-name="P46"><text:s/>6.1 Startup<text:tab/>5</text:p>
          <text:p text:style-name="P48"><text:s/>6.1.1 Clock Generator<text:tab/>5</text:p>
          <text:p text:style-name="P48"><text:s/>6.1.2 Clock Consumer<text:tab/>6</text:p>
          <text:p text:style-name="P46"><text:s/>6.2 Clock Report<text:tab/>6</text:p>
          <text:p text:style-name="P46"><text:s/>6.3 Cock Set<text:tab/>6</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65721744" text:id="ct65721744">
            <text:insertion>
              <office:change-info>
                <dc:creator>Stuart Baker</dc:creator>
                <dc:date>2018-09-01T12:49:00</dc:date>
              </office:change-info>
            </text:insertion>
          </text:changed-region>
          <text:changed-region xml:id="ct65731264" text:id="ct65731264">
            <text:deletion>
              <office:change-info>
                <dc:creator>Stuart Baker</dc:creator>
                <dc:date>2018-09-01T12:50:00</dc:date>
              </office:change-info>
              <text:p text:style-name="MP1">Broadcast</text:p>
            </text:deletion>
          </text:changed-region>
          <text:changed-region xml:id="ct65727360" text:id="ct65727360">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65721744"/><text:span text:style-name="MT2">Simple </text:span><text:change-end text:change-id="ct65721744"/>Time <text:change text:change-id="ct65731264"/><text:change-start text:change-id="ct65727360"/><text:span text:style-name="MT2">Protocol</text:span><text:change-end text:change-id="ct65727360"/> Standard</text:p>
      </style:header>
      <style:footer>
        <text:tracked-changes>
          <text:changed-region xml:id="ct65763472" text:id="ct65763472">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65763472"/><text:span text:style-name="Page_20_Number"><text:span text:style-name="MT3"> - </text:span></text:span><text:span text:style-name="Page_20_Number"><text:span text:style-name="MT4">2018</text:span></text:span><text:change-end text:change-id="ct6576347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01T13:18:50.514484271">Sep 1, 2018</text:date></text:span></text:span></text:p>
      </style:footer>
    </style:master-page>
    <style:master-page style:name="First_20_Page" style:display-name="First Page" style:page-layout-name="Mpm2" style:next-style-name="Standard">
      <style:header>
        <text:tracked-changes>
          <text:changed-region xml:id="ct75828944" text:id="ct75828944">
            <text:insertion>
              <office:change-info>
                <dc:creator>Stuart Baker</dc:creator>
                <dc:date>2018-09-01T13:18:00</dc:date>
              </office:change-info>
            </text:insertion>
          </text:changed-region>
          <text:changed-region xml:id="ct61662432" text:id="ct61662432">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DFAC4C48D4B2CD8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75828944"/><text:span text:style-name="MT5">Simple </text:span><text:change-end text:change-id="ct75828944"/>Time<text:change text:change-id="ct6166243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01T13:18:50.517880199">Sep 1, 2018</text:date></text:p>
            </table:table-cell>
            <table:table-cell table:style-name="Table1.C1" office:value-type="string">
              <text:p text:style-name="MP7">Preliminary</text:p>
            </table:table-cell>
          </table:table-row>
        </table:table>
        <text:p text:style-name="Header"/>
      </style:header>
      <style:footer>
        <text:tracked-changes>
          <text:changed-region xml:id="ct65893984" text:id="ct65893984">
            <text:deletion>
              <office:change-info>
                <dc:creator>Stuart Baker</dc:creator>
                <dc:date>2018-09-01T12:49:00</dc:date>
              </office:change-info>
              <text:p text:style-name="Text_20_body"><text:span text:style-name="Page_20_Number"><text:span text:style-name="MT3">3</text:span></text:span></text:p>
            </text:deletion>
          </text:changed-region>
          <text:changed-region xml:id="ct65993280" text:id="ct65993280">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65893984"/><text:change-start text:change-id="ct65993280"/><text:span text:style-name="Page_20_Number"><text:span text:style-name="MT4">3 - 2018</text:span></text:span><text:change-end text:change-id="ct6599328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01T13:18:50.519165773">Sep 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6</meta:editing-cycles>
    <meta:editing-duration>PT16H49M42S</meta:editing-duration>
    <meta:generator>LibreOffice/5.1.6.2$Linux_X86_64 LibreOffice_project/10m0$Build-2</meta:generator>
    <dc:date>2018-09-01T13:18:50.441555452</dc:date>
    <dc:creator>Stuart Baker</dc:creator>
    <meta:document-statistic meta:table-count="13" meta:image-count="1" meta:object-count="0" meta:page-count="7" meta:paragraph-count="243" meta:word-count="1972" meta:character-count="11056" meta:non-whitespace-character-count="9280"/>
    <meta:user-defined meta:name="Info 1"/>
    <meta:user-defined meta:name="Info 2"/>
    <meta:user-defined meta:name="Info 3"/>
    <meta:user-defined meta:name="Info 4"/>
  </office:meta>
</office:document-meta>
</file>